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2" style:family="paragraph" style:parent-style-name="Chapter_20_Title">
      <style:text-properties style:use-window-font-color="true" style:font-name="Arial Narrow" fo:font-size="40pt" fo:language="en" fo:country="US" fo:font-weight="bold" officeooo:paragraph-rsid="0018eb9d" style:font-name-asian="Times New Roman" style:font-size-asian="40pt" style:font-weight-asian="bold" style:font-name-complex="Arial Narrow" style:font-size-complex="24pt" style:language-complex="ar" style:country-complex="SA"/>
    </style:style>
    <style:style style:name="P3" style:family="paragraph" style:parent-style-name="Chapter_20_Number" style:master-page-name="Standard">
      <style:paragraph-properties style:page-number="auto"/>
      <style:text-properties officeooo:paragraph-rsid="0018eb9d"/>
    </style:style>
    <style:style style:name="P4"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5" style:family="paragraph" style:parent-style-name="Standard">
      <style:paragraph-properties fo:text-align="justify" style:justify-single-word="false"/>
      <style:text-properties officeooo:paragraph-rsid="0018eb9d"/>
    </style:style>
    <style:style style:name="P6" style:family="paragraph" style:parent-style-name="Standard">
      <style:text-properties fo:color="#bfbfbf" style:font-name="ZapfDingbats" fo:font-size="14pt" officeooo:paragraph-rsid="0018eb9d" style:font-name-asian="ZapfDingbats" style:font-size-asian="14pt" style:font-name-complex="ZapfDingbats" style:font-size-complex="14pt"/>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name-asian="Calibri" style:font-weight-asian="bold" style:font-size-complex="11pt" style:language-complex="ar" style:country-complex="SA" style:font-weight-complex="bold"/>
    </style:style>
    <style:style style:name="T3" style:family="text">
      <style:text-properties fo:language="en" fo:country="US" style:font-name-asian="Calibri" style:font-size-complex="11pt" style:language-complex="ar" style:country-complex="SA"/>
    </style:style>
    <style:style style:name="T4" style:family="text">
      <style:text-properties fo:font-weight="bold" style:font-weight-asian="bold"/>
    </style:style>
    <style:style style:name="T5" style:family="text">
      <style:text-properties fo:font-style="italic" style:font-style-asian="italic" style:font-style-complex="italic"/>
    </style:style>
    <style:style style:name="T6" style:family="text">
      <style:text-properties fo:language="en" fo:country="GB" style:font-name-asian="Calibri" style:font-size-complex="11pt" style:language-complex="ar" style:country-complex="SA"/>
    </style:style>
    <style:style style:name="T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8" style:family="text">
      <style:text-properties style:use-window-font-color="true" style:font-name="Utopia" fo:font-size="11pt" fo:language="en" fo:country="GB" officeooo:rsid="0018eb9d" style:font-name-asian="Calibri" style:font-size-asian="11pt" style:font-name-complex="Utopia" style:font-size-complex="11pt" style:language-complex="ar" style:country-complex="SA"/>
    </style:style>
    <style:style style:name="T9"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10"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style>
    <style:style style:name="T11"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14" style:family="text">
      <style:text-properties style:use-window-font-color="true" style:font-name="TheSansMonoConNormal" fo:font-size="10pt" fo:language="en" fo:country="US" style:font-name-asian="Calibri" style:font-size-asian="10pt" style:language-asian="en" style:country-asian="US" style:font-name-complex="Calibri" style:font-size-complex="11pt" style:language-complex="ar" style:country-complex="SA"/>
    </style:style>
    <style:style style:name="T15"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6" style:family="text">
      <style:text-properties style:use-window-font-color="true" style:font-name="TheSansMonoConNormal2" fo:font-size="11pt" fo:language="zxx" fo:country="none" officeooo:rsid="001a530a" style:font-name-asian="Calibri" style:font-size-asian="11pt" style:language-asian="zxx" style:country-asian="none" style:font-name-complex="TheSansMonoConNormal2" style:font-size-complex="11pt" style:language-complex="ar" style:country-complex="SA"/>
    </style:style>
    <style:style style:name="T17" style:family="text">
      <style:text-properties style:use-window-font-color="true" style:font-name="TheSansMonoConNormal1"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18" style:family="text">
      <style:text-properties style:use-window-font-color="true" style:font-name="TheSansMonoConNormal1" fo:font-size="11pt" fo:language="zxx" fo:country="none" fo:font-weight="normal" style:font-name-asian="Calibri" style:font-size-asian="11pt" style:language-asian="zxx" style:country-asian="none" style:font-weight-asian="normal" style:font-name-complex="TheSansMonoConNormal2" style:font-size-complex="11pt" style:language-complex="ar" style:country-complex="SA" style:font-weight-complex="normal"/>
    </style:style>
    <style:style style:name="T19" style:family="text">
      <style:text-properties style:use-window-font-color="true" style:font-name="TheSansMonoConNormal1" fo:font-size="11pt" fo:language="zxx" fo:country="none" fo:font-weight="normal" style:font-name-asian="TheSansMonoConNormal3" style:font-size-asian="11pt" style:language-asian="zxx" style:country-asian="none" style:font-weight-asian="normal" style:font-name-complex="TheSansMonoConBlack" style:font-size-complex="11pt" style:language-complex="ar" style:country-complex="SA" style:font-weight-complex="normal"/>
    </style:style>
    <style:style style:name="T20" style:family="text">
      <style:text-properties style:use-window-font-color="true" style:font-name="TheSansMonoConNormal1"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21" style:family="text">
      <style:text-properties style:use-window-font-color="true" style:font-name="TheSansMonoConNormal1" fo:font-size="11pt" fo:language="zxx" fo:country="none" fo:font-weight="bold" style:font-name-asian="Calibri" style:font-size-asian="11pt" style:language-asian="zxx" style:country-asian="none" style:font-weight-asian="bold" style:font-name-complex="TheSansMonoConNormal2" style:font-size-complex="11pt" style:language-complex="ar" style:country-complex="SA"/>
    </style:style>
    <style:style style:name="T22" style:family="text">
      <style:text-properties style:use-window-font-color="true" style:font-name="TheSansMonoConNormal1"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3" style:family="text">
      <style:text-properties style:use-window-font-color="true" style:font-name="TheSansMonoConNormal1" fo:font-size="11pt" fo:language="en" fo:country="US" style:font-name-asian="Calibri" style:font-size-asian="11pt" style:font-name-complex="Utopia" style:font-size-complex="11pt" style:language-complex="ar" style:country-complex="SA"/>
    </style:style>
    <style:style style:name="T24" style:family="text">
      <style:text-properties style:use-window-font-color="true" style:font-name="TheSansMonoConNormal1" fo:language="zxx" fo:country="none" fo:font-weight="normal" style:font-name-asian="Calibri" style:language-asian="zxx" style:country-asian="none" style:font-weight-asian="normal" style:font-size-complex="11pt" style:language-complex="ar" style:country-complex="SA" style:font-weight-complex="normal"/>
    </style:style>
    <style:style style:name="T25" style:family="text">
      <style:text-properties style:font-name-asian="TheSansMonoConNormal3"/>
    </style:style>
    <style:style style:name="T26" style:family="text">
      <style:text-properties style:font-name="TheSansMonoConNormal1"/>
    </style:style>
    <style:style style:name="T27" style:family="text">
      <style:text-properties style:font-name="TheSansMonoConNormal1" fo:font-weight="normal" style:font-name-asian="TheSansMonoConNormal3" style:font-weight-asian="normal" style:font-weight-complex="normal"/>
    </style:style>
    <style:style style:name="T28" style:family="text">
      <style:text-properties style:font-name="TheSansMonoConNormal1" fo:font-weight="normal" style:font-weight-asian="normal" style:font-weight-complex="normal"/>
    </style:style>
    <style:style style:name="T29" style:family="text">
      <style:text-properties style:font-name="TheSansMonoConNormal1" style:font-name-asian="TheSansMonoConNormal3"/>
    </style:style>
    <style:style style:name="T30"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31" style:family="text">
      <style:text-properties fo:color="#000000" style:font-name="TheSansMonoConNormal2" fo:font-size="11pt" fo:language="zxx" fo:country="none" fo:font-style="italic" fo:background-color="transparent" loext:char-shading-value="0" style:font-name-asian="Calibri" style:font-size-asian="11pt" style:language-asian="zxx" style:country-asian="none" style:font-style-asian="italic" style:font-name-complex="TheSansMonoConNormal2" style:font-size-complex="11pt" style:language-complex="ar" style:country-complex="SA"/>
    </style:style>
    <style:style style:name="T32" style:family="text">
      <style:text-properties fo:color="#800000" style:font-name="TheSansMonoConNormal1" fo:font-size="10pt" fo:language="en" fo:country="US" fo:font-weight="bold" style:font-name-asian="Calibri" style:font-size-asian="10pt" style:language-asian="en" style:country-asian="US" style:font-weight-asian="bold" style:font-name-complex="Calibri" style:font-size-complex="11pt" style:language-complex="ar" style:country-complex="SA"/>
    </style:style>
    <style:style style:name="T33" style:family="text">
      <style:text-properties fo:color="#800000" style:font-name="TheSansMonoConNormal1" fo:font-size="10pt" fo:language="en" fo:country="US" fo:font-weight="bold" style:font-name-asian="Calibri" style:font-size-asian="10pt" style:language-asian="en" style:country-asian="US" style:font-weight-asian="bold" style:font-name-complex="Calibri" style:font-size-complex="11pt" style:language-complex="ar" style:country-complex="SA" style:font-weight-complex="normal"/>
    </style:style>
    <style:style style:name="T34" style:family="text">
      <style:text-properties fo:color="#800000" style:font-name="TheSansMonoConNormal" fo:font-size="10pt" fo:language="en" fo:country="US" fo:font-weight="bold" style:font-name-asian="Calibri" style:font-size-asian="10pt" style:language-asian="en" style:country-asian="US" style:font-weight-asian="bold" style:font-name-complex="Calibri" style:font-size-complex="11pt" style:language-complex="ar" style:country-complex="SA" style:font-weight-complex="normal"/>
    </style:style>
    <style:style style:name="T35" style:family="text">
      <style:text-properties officeooo:rsid="001b4987"/>
    </style:style>
    <style:style style:name="T36" style:family="text">
      <style:text-properties officeooo:rsid="0018eb9d"/>
    </style:style>
    <style:style style:name="T37" style:family="text"/>
    <style:style style:name="T3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09730032" text:id="ct94365809730032">
          <text:insertion>
            <office:change-info>
              <dc:creator>Ray Lischner</dc:creator>
              <dc:date>2020-05-04T09:37:46</dc:date>
            </office:change-info>
          </text:insertion>
        </text:changed-region>
        <text:changed-region xml:id="ct94365727168768" text:id="ct94365727168768">
          <text:insertion>
            <office:change-info>
              <dc:creator>Ray Lischner</dc:creator>
              <dc:date>2020-05-04T10:02:13</dc:date>
            </office:change-info>
          </text:insertion>
        </text:changed-region>
        <text:changed-region xml:id="ct94365817840640" text:id="ct94365817840640">
          <text:insertion>
            <office:change-info>
              <dc:creator>Ray Lischner</dc:creator>
              <dc:date>2020-05-04T10:02:15</dc:date>
            </office:change-info>
          </text:insertion>
        </text:changed-region>
        <text:changed-region xml:id="ct94365816130144" text:id="ct94365816130144">
          <text:insertion>
            <office:change-info>
              <dc:creator>Ray Lischner</dc:creator>
              <dc:date>2020-05-04T10:02:17</dc:date>
            </office:change-info>
          </text:insertion>
        </text:changed-region>
        <text:changed-region xml:id="ct94365802300144" text:id="ct94365802300144">
          <text:insertion>
            <office:change-info>
              <dc:creator>Ray Lischner</dc:creator>
              <dc:date>2020-05-04T09:46:47</dc:date>
            </office:change-info>
          </text:insertion>
        </text:changed-region>
        <text:changed-region xml:id="ct94365815411456" text:id="ct94365815411456">
          <text:insertion>
            <office:change-info>
              <dc:creator>Ray Lischner</dc:creator>
              <dc:date>2020-05-04T09:39:05</dc:date>
            </office:change-info>
          </text:insertion>
        </text:changed-region>
        <text:changed-region xml:id="ct94365732604784" text:id="ct94365732604784">
          <text:insertion>
            <office:change-info>
              <dc:creator>Ray Lischner</dc:creator>
              <dc:date>2020-05-04T09:44:04</dc:date>
            </office:change-info>
          </text:insertion>
        </text:changed-region>
        <text:changed-region xml:id="ct94365856952608" text:id="ct94365856952608">
          <text:insertion>
            <office:change-info>
              <dc:creator>Ray Lischner</dc:creator>
              <dc:date>2020-05-04T09:39:49</dc:date>
            </office:change-info>
          </text:insertion>
        </text:changed-region>
        <text:changed-region xml:id="ct94365806006432" text:id="ct94365806006432">
          <text:insertion>
            <office:change-info>
              <dc:creator>Ray Lischner</dc:creator>
              <dc:date>2020-05-04T09:46:59</dc:date>
            </office:change-info>
          </text:insertion>
        </text:changed-region>
        <text:changed-region xml:id="ct94365854698128" text:id="ct94365854698128">
          <text:insertion>
            <office:change-info>
              <dc:creator>Ray Lischner</dc:creator>
              <dc:date>2020-05-04T09:40:00</dc:date>
            </office:change-info>
          </text:insertion>
        </text:changed-region>
        <text:changed-region xml:id="ct94365807353008" text:id="ct94365807353008">
          <text:insertion>
            <office:change-info>
              <dc:creator>Ray Lischner</dc:creator>
              <dc:date>2020-05-04T09:44:16</dc:date>
            </office:change-info>
          </text:insertion>
        </text:changed-region>
        <text:changed-region xml:id="ct94365812138272" text:id="ct94365812138272">
          <text:insertion>
            <office:change-info>
              <dc:creator>Ray Lischner</dc:creator>
              <dc:date>2020-05-04T09:44:24</dc:date>
            </office:change-info>
          </text:insertion>
        </text:changed-region>
        <text:changed-region xml:id="ct94365866020592" text:id="ct94365866020592">
          <text:insertion>
            <office:change-info>
              <dc:creator>Ray Lischner</dc:creator>
              <dc:date>2020-05-04T09:44:34</dc:date>
            </office:change-info>
          </text:insertion>
        </text:changed-region>
        <text:changed-region xml:id="ct94365849547328" text:id="ct94365849547328">
          <text:deletion>
            <office:change-info>
              <dc:creator>Ray Lischner</dc:creator>
              <dc:date>2020-05-04T09:44:40</dc:date>
            </office:change-info>
            <text:p text:style-name="Code"><text:span text:style-name="Default_20_Paragraph_20_Font"><text:span text:style-name="T26">static </text:span></text:span></text:p>
          </text:deletion>
        </text:changed-region>
        <text:changed-region xml:id="ct94365715830048" text:id="ct94365715830048">
          <text:insertion>
            <office:change-info>
              <dc:creator>Ray Lischner</dc:creator>
              <dc:date>2020-05-04T09:44:44</dc:date>
            </office:change-info>
          </text:insertion>
        </text:changed-region>
        <text:changed-region xml:id="ct94365874588640" text:id="ct94365874588640">
          <text:insertion>
            <office:change-info>
              <dc:creator>Ray Lischner</dc:creator>
              <dc:date>2020-05-04T09:47: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start text:change-id="ct94365809730032"/>E X P L O R A T I O N <text:s/><text:span text:style-name="T35">6</text:span><text:span text:style-name="T36">3</text:span></text:p>
      <text:p text:style-name="P5"/>
      <text:p text:style-name="P6"></text:p>
      <text:p text:style-name="P2"><office:annotation><dc:creator>Michael Thomas</dc:creator><dc:date>2020-04-13T08:49:09.010000000</dc:date><text:p text:style-name="P7"><text:span text:style-name="T38">Good clean chapter. <text:s/>The document is easy to read and understand.</text:span></text:p>
<text:p text:style-name="P7"><text:span text:style-name="T38"/></text:p>
<text:p text:style-name="P7"><text:span text:style-name="T38">I am running Windows 10 and Visual Studio 2019 16.6.0 Preview 2.1</text:span></text:p>
<text:p text:style-name="P7"><text:span text:style-name="T38"/></text:p>
<text:p text:style-name="P7"><text:span text:style-name="T38">All links in the chapter work.</text:span></text:p>
</office:annotation><text:change-end text:change-id="ct94365809730032"/><office:annotation office:name="__Annotation__10050_1118034369" loext:resolved="false"><dc:creator>Michael Thomas</dc:creator><dc:date>2020-04-23T14:27:43.280000000</dc:date><text:p text:style-name="P7"><text:span text:style-name="T38">Good clean chapter. <text:s/>The document is easy to read and understand.</text:span></text:p>
<text:p text:style-name="P7"><text:span text:style-name="T38"/></text:p>
<text:p text:style-name="P7"><text:span text:style-name="T38">I am running Windows 10 and Visual Studio 2019 16.6.0 Preview 4.</text:span></text:p>
<text:p text:style-name="P7"><text:span text:style-name="T38"/></text:p>
<text:p text:style-name="P7"><text:span text:style-name="T38">All links in the chapter work.</text:span></text:p>
</office:annotation>Regular Expressions<office:annotation-end office:name="__Annotation__10050_1118034369"/></text:p>
      <text:p text:style-name="Body_20_Text_20_First"><text:span text:style-name="T7">All modern languages support regular expressions in one fashion or another. Some scripting languages feature them prominently in the language syntax. C++ provides basic support for regular expressions with its </text:span><text:span text:style-name="Code_20_Inline"><text:span text:style-name="T6">&lt;regex&gt;</text:span></text:span><text:span text:style-name="T7"> module. This Exploration covers only the C++ classes and functions and does not delve into regular expression syntax. Many resources in print and online can help you if you need to brush up on regular expression syntax. C++ supports multiple regular expression styles; the default is the </text:span><text:span text:style-name="Code_20_Inline"><text:span text:style-name="T6">RegeExp</text:span></text:span><text:span text:style-name="T7"> object in ECMAScript 2019 (better known as JavaScript).</text:span></text:p>
      <text:h text:style-name="P4" text:outline-level="1">Parsing With Regular Expressions</text:h>
      <text:p text:style-name="Body_20_Text_20_First">Writing a parser <text:span text:style-name="T7">often calls for </text:span>parser-generator tools, but our dependency tool has such a simple language, we can use regular expressions to parse the input. The input of two strings on one line of text is easily matched by the regular expression, or <text:span text:style-name="T5">regex:</text:span></text:p>
      <text:p text:style-name="Code_20_Single"><text:change-start text:change-id="ct94365727168768"/><text:span text:style-name="Default_20_Paragraph_20_Font"><text:hidden-text text:condition="ooow:" text:string-value=".txt" text:is-hidden="true"/></text:span><text:change-end text:change-id="ct94365727168768"/><text:span text:style-name="Default_20_Paragraph_20_Font">^[ \t]*(\S+)[ \t]+(\S+)[ \t]*$</text:span></text:p>
      <text:p text:style-name="Body_20_Text_20_Cont">Let’s make the input a little bit more like the make program and add a colon to separate the target from its dependency:</text:p>
      <text:p text:style-name="Code_20_Single"><text:change-start text:change-id="ct94365817840640"/><text:span text:style-name="Default_20_Paragraph_20_Font"><text:hidden-text text:condition="ooow:" text:string-value=".txt" text:is-hidden="true"/></text:span><text:change-end text:change-id="ct94365817840640"/><text:span text:style-name="Default_20_Paragraph_20_Font">^[ \t]*(\S+)[ \t]*:[ \t]</text:span><text:span text:style-name="Default_20_Paragraph_20_Font"><text:span text:style-name="T14">*</text:span></text:span><text:span text:style-name="Default_20_Paragraph_20_Font">(\S+)[ \t]*$</text:span></text:p>
      <text:p text:style-name="Body_20_Text_20_Cont"><text:span text:style-name="Default_20_Paragraph_20_Font">We can also add optional comments that start with a <text:s/></text:span><text:span text:style-name="Code_20_Inline">#</text:span><text:span text:style-name="Default_20_Paragraph_20_Font"> character, or allow the line to be blank:</text:span></text:p>
      <text:p text:style-name="Code_20_Single"><text:change-start text:change-id="ct94365816130144"/><text:span text:style-name="Default_20_Paragraph_20_Font"><text:hidden-text text:condition="ooow:" text:string-value=".txt" text:is-hidden="true"/></text:span><text:change-end text:change-id="ct94365816130144"/><text:span text:style-name="Default_20_Paragraph_20_Font">^[ \t]*(?:#.*|(\S+)[ \t]*:[ \t]</text:span><text:span text:style-name="Default_20_Paragraph_20_Font"><text:span text:style-name="T14">*</text:span></text:span><text:span text:style-name="Default_20_Paragraph_20_Font">(\S+)[ \t]*(?:#.*)?)?$</text:span></text:p>
      <text:p text:style-name="Body_20_Text_20_Cont"><text:soft-page-break/><text:span text:style-name="Default_20_Paragraph_20_Font"><text:span text:style-name="T7">Construct a </text:span></text:span><text:span text:style-name="Code_20_Inline"><text:span text:style-name="T6">std::regex</text:span></text:span><text:span text:style-name="Default_20_Paragraph_20_Font"><text:span text:style-name="T7"> object to compile the regular expression. If the regular expression contains an error, the constructor throws </text:span></text:span><text:span text:style-name="Code_20_Inline"><text:span text:style-name="T6">std::regex_error</text:span></text:span><text:span text:style-name="Default_20_Paragraph_20_Font"><text:span text:style-name="T7">. Remember that backslash (</text:span></text:span><text:span text:style-name="Code_20_Inline"><text:span text:style-name="T6">\</text:span></text:span><text:span text:style-name="Default_20_Paragraph_20_Font"><text:span text:style-name="T7">) has a special meaning in strings and is used as a metacharacter in regular expressions, so you must repeat it for </text:span></text:span><text:span text:style-name="Code_20_Inline"><text:span text:style-name="T6">\\S</text:span></text:span><text:span text:style-name="Default_20_Paragraph_20_Font"><text:span text:style-name="T7">. Leave a single backslash in </text:span></text:span><text:span text:style-name="Code_20_Inline"><text:span text:style-name="T6">\t</text:span></text:span><text:span text:style-name="Default_20_Paragraph_20_Font"><text:span text:style-name="T7"> because it is an ordinary tab character. The regex_match() function tests a string against a regex and, depending on the arguments you pass, can return the capture groups, too. Copying Listing 62-5 and changing the parser to use a regular expression results in Listing 63-1.</text:span></text:span></text:p>
      <text:p text:style-name="Code_20_Caption"><text:change-start text:change-id="ct94365802300144"/><text:span text:style-name="T10"><text:hidden-text text:condition="ooow:" text:string-value=".hh" text:is-hidden="true"/></text:span><text:change-end text:change-id="ct94365802300144"/><office:annotation office:name="__Annotation__4060_1557189243" loext:resolved="false"><dc:creator>Michael Thomas</dc:creator><dc:date>2020-04-24T09:00:07.240000000</dc:date><text:p text:style-name="P7"><text:span text:style-name="T40">These partial examples that reference back to content from previous chapters can be difficult for readers to follow.</text:span></text:p>
<text:p text:style-name="P7"><text:span text:style-name="T40"/></text:p>
<text:p text:style-name="P7"><text:span text:style-name="T40">Again, it would be useful if there was a code repository with complete file groupings for each seperate example.</text:span></text:p>
</office:annotation><text:span text:style-name="T4">Listing </text:span><text:span text:style-name="T10">63</text:span><text:span text:style-name="T4">-1.</text:span> <text:span text:style-name="T11">Parsing With a Regular Expression</text:span><office:annotation-end office:name="__Annotation__4060_1557189243"/></text:p>
      <text:p text:style-name="Code">import &lt;cstdlib&gt;;</text:p>
      <text:p text:style-name="Code">import &lt;iostream&gt;;</text:p>
      <text:p text:style-name="Code">import &lt;iterator&gt;;</text:p>
      <text:p text:style-name="Code">import &lt;map&gt;;</text:p>
      <text:p text:style-name="Code">import &lt;ranges&gt;;</text:p>
      <text:p text:style-name="Code">import &lt;regex&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artifact;</text:p>
      <text:p text:style-name="Code">import topsort;</text:p>
      <text:p text:style-name="Code"/>
      <text:p text:style-name="Code"><text:span text:style-name="Default_20_Paragraph_20_Font"><text:span text:style-name="T26">class dependency_graph</text:span></text:span></text:p>
      <text:p text:style-name="Code"><text:span text:style-name="Default_20_Paragraph_20_Font"><text:span text:style-name="T26">{</text:span></text:span></text:p>
      <text:p text:style-name="Code"><text:span text:style-name="Default_20_Paragraph_20_Font"><text:span text:style-name="T26">public:</text:span></text:span></text:p>
      <text:p text:style-name="Code"><text:span text:style-name="Default_20_Paragraph_20_Font"><text:span text:style-name="T27"><text:s text:c="2"/></text:span></text:span><text:span text:style-name="Default_20_Paragraph_20_Font"><text:span text:style-name="T17">using </text:span></text:span><text:span text:style-name="Default_20_Paragraph_20_Font"><text:span text:style-name="T24">graph_type = </text:span></text:span><text:span text:style-name="Default_20_Paragraph_20_Font"><text:span text:style-name="T28">std::unordered_map&lt;artifact*,</text:span></text:span></text:p>
      <text:p text:style-name="Code"><text:span text:style-name="Default_20_Paragraph_20_Font"><text:span text:style-name="T28"><text:s text:c="25"/>std::unordered_set&lt;artifact*&gt;&gt;;</text:span></text:span></text:p>
      <text:p text:style-name="Code"><text:span text:style-name="Default_20_Paragraph_20_Font"><text:span text:style-name="T26"/></text:span></text:p>
      <text:p text:style-name="Code"><text:span text:style-name="Default_20_Paragraph_20_Font"><text:span text:style-name="T27"><text:s text:c="2"/></text:span></text:span><text:span text:style-name="Default_20_Paragraph_20_Font"><text:span text:style-name="T28">void store_dependency(artifact* target, artifact* dependency)</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9"><text:s text:c="4"/></text:span></text:span><text:span text:style-name="Default_20_Paragraph_20_Font"><text:span text:style-name="T26">graph_[dependency].insert(target);</text:span></text:span></text:p>
      <text:p text:style-name="Code"><text:span text:style-name="Default_20_Paragraph_20_Font"><text:span text:style-name="T29"><text:s text:c="4"/></text:span></text:span><text:span text:style-name="Default_20_Paragraph_20_Font"><text:span text:style-name="T26">graph_[target]; // ensures that target is in the graph</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pan></text:p>
      <text:p text:style-name="Code"><text:span text:style-name="Default_20_Paragraph_20_Font"><text:span text:style-name="T29"><text:s text:c="2"/></text:span></text:span><text:span text:style-name="Default_20_Paragraph_20_Font"><text:span text:style-name="T26">graph_type const&amp; graph() const { return graph_; }</text:span></text:span></text:p>
      <text:p text:style-name="Code"><text:span text:style-name="Default_20_Paragraph_20_Font"><text:span text:style-name="T26"/></text:span></text:p>
      <text:p text:style-name="Code"><text:span text:style-name="Default_20_Paragraph_20_Font"><text:span text:style-name="T29"><text:s text:c="2"/></text:span></text:span><text:span text:style-name="Default_20_Paragraph_20_Font"><text:span text:style-name="T26">template&lt;class OutIter&gt;</text:span></text:span></text:p>
      <text:p text:style-name="Code"><text:span text:style-name="Default_20_Paragraph_20_Font"><text:span text:style-name="T26"><text:s text:c="2"/>requires std::output_iterator&lt;OutIter, artifact*&gt;</text:span></text:span></text:p>
      <text:p text:style-name="Code"><text:span text:style-name="Default_20_Paragraph_20_Font"><text:span text:style-name="T29"><text:s text:c="2"/></text:span></text:span><text:span text:style-name="Default_20_Paragraph_20_Font"><text:span text:style-name="T26">void sort(OutIter sorted)</text:span></text:span></text:p>
      <text:p text:style-name="Code"><text:span text:style-name="Default_20_Paragraph_20_Font"><text:span text:style-name="T29"><text:s text:c="2"/></text:span></text:span><text:span text:style-name="Default_20_Paragraph_20_Font"><text:span text:style-name="T26">const</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9"><text:s text:c="4"/></text:span></text:span><text:span text:style-name="Default_20_Paragraph_20_Font"><text:span text:style-name="T26">topological_sort(graph_, sorted);</text:span></text:span></text:p>
      <text:p text:style-name="Code"><text:span text:style-name="Default_20_Paragraph_20_Font"><text:span text:style-name="T29"><text:s text:c="2"/></text:span></text:span><text:span text:style-name="Default_20_Paragraph_20_Font"><text:span text:style-name="T26">}</text:span></text:span></text:p>
      <text:p text:style-name="Code"><text:soft-page-break/><text:span text:style-name="Default_20_Paragraph_20_Font"><text:span text:style-name="T26"/></text:span></text:p>
      <text:p text:style-name="Code"><text:span text:style-name="Default_20_Paragraph_20_Font"><text:span text:style-name="T28"><text:s text:c="2"/>artifact* lookup_artifact(std::string const&amp; name)</text:span></text:span></text:p>
      <text:p text:style-name="Code"><text:span text:style-name="Default_20_Paragraph_20_Font"><text:span text:style-name="T28"><text:s text:c="2"/>{</text:span></text:span></text:p>
      <text:p text:style-name="Code"><text:span text:style-name="Default_20_Paragraph_20_Font"><text:span text:style-name="T27"><text:s text:c="4"/></text:span></text:span><text:span text:style-name="Default_20_Paragraph_20_Font"><text:span text:style-name="T28">auto a( artifacts_.find(name) );</text:span></text:span></text:p>
      <text:p text:style-name="Code"><text:span text:style-name="Default_20_Paragraph_20_Font"><text:span text:style-name="T27"><text:s text:c="4"/></text:span></text:span><text:span text:style-name="Default_20_Paragraph_20_Font"><text:span text:style-name="T28">if (a != artifacts_.end())</text:span></text:span></text:p>
      <text:p text:style-name="Code"><text:span text:style-name="Default_20_Paragraph_20_Font"><text:span text:style-name="T28"><text:s text:c="6"/>return &amp;a-&gt;</text:span></text:span><text:span text:style-name="Default_20_Paragraph_20_Font"><text:span text:style-name="T17">second</text:span></text:span><text:span text:style-name="Default_20_Paragraph_20_Font"><text:span text:style-name="T28">;</text:span></text:span></text:p>
      <text:p text:style-name="Code"><text:span text:style-name="Default_20_Paragraph_20_Font"><text:span text:style-name="T28"><text:s text:c="4"/>else</text:span></text:span></text:p>
      <text:p text:style-name="Code"><text:span text:style-name="Default_20_Paragraph_20_Font"><text:span text:style-name="T28"><text:s text:c="4"/>{</text:span></text:span></text:p>
      <text:p text:style-name="Code"><text:span text:style-name="Default_20_Paragraph_20_Font"><text:span text:style-name="T27"><text:s text:c="6"/>auto [iterator, </text:span></text:span><text:span text:style-name="Default_20_Paragraph_20_Font"><text:span text:style-name="T19">inserted]</text:span></text:span><text:span text:style-name="Default_20_Paragraph_20_Font"><text:span text:style-name="T27">{ </text:span></text:span><text:span text:style-name="Default_20_Paragraph_20_Font"><text:span text:style-name="T28">artifacts_.emplace(name, name) };</text:span></text:span></text:p>
      <text:p text:style-name="Code"><text:span text:style-name="Default_20_Paragraph_20_Font"><text:span text:style-name="T27"><text:s text:c="6"/></text:span></text:span><text:span text:style-name="Default_20_Paragraph_20_Font"><text:span text:style-name="T28">return &amp;</text:span></text:span><text:span text:style-name="Default_20_Paragraph_20_Font"><text:span text:style-name="T17">iterator-&gt;second</text:span></text:span><text:span text:style-name="Default_20_Paragraph_20_Font"><text:span text:style-name="T28">;</text:span></text:span></text:p>
      <text:p text:style-name="Code"><text:span text:style-name="Default_20_Paragraph_20_Font"><text:span text:style-name="T28"><text:s text:c="4"/>}</text:span></text:span></text:p>
      <text:p text:style-name="Code"><text:span text:style-name="Default_20_Paragraph_20_Font"><text:span text:style-name="T28"><text:s text:c="2"/>}</text:span></text:span></text:p>
      <text:p text:style-name="Code"><text:span text:style-name="Default_20_Paragraph_20_Font"><text:span text:style-name="T28"/></text:span></text:p>
      <text:p text:style-name="Code"><text:span text:style-name="Default_20_Paragraph_20_Font"><text:span text:style-name="T26">private:</text:span></text:span></text:p>
      <text:p text:style-name="Code"><text:span text:style-name="Default_20_Paragraph_20_Font"><text:span text:style-name="T29"><text:s text:c="2"/></text:span></text:span><text:span text:style-name="Default_20_Paragraph_20_Font"><text:span text:style-name="T26">graph_type graph_;</text:span></text:span></text:p>
      <text:p text:style-name="Code"><text:span text:style-name="Default_20_Paragraph_20_Font"><text:span text:style-name="T28"><text:s text:c="2"/>std::map&lt;std::string, artifact&gt; artifacts_;</text:span></text:span></text:p>
      <text:p text:style-name="Code"><text:span text:style-name="Default_20_Paragraph_20_Font"><text:span text:style-name="T26">};</text:span></text:span></text:p>
      <text:p text:style-name="Code"><text:span text:style-name="Default_20_Paragraph_20_Font"><text:span text:style-name="T26"/></text:span></text:p>
      <text:p text:style-name="Code"><text:span text:style-name="Default_20_Paragraph_20_Font"><text:span text:style-name="T26">int main()</text:span></text:span></text:p>
      <text:p text:style-name="Code"><text:span text:style-name="Default_20_Paragraph_20_Font"><text:span text:style-name="T26">{</text:span></text:span></text:p>
      <text:p text:style-name="Code"><text:span text:style-name="Default_20_Paragraph_20_Font"><text:span text:style-name="T29"><text:s text:c="2"/></text:span></text:span><text:span text:style-name="Default_20_Paragraph_20_Font"><text:span text:style-name="T26">dependency_graph graph{};</text:span></text:span></text:p>
      <text:p text:style-name="Code"><text:span text:style-name="Default_20_Paragraph_20_Font"><text:span text:style-name="T26"/></text:span></text:p>
      <text:p text:style-name="Code_20_Bold"><text:span text:style-name="Default_20_Paragraph_20_Font"><text:span text:style-name="T26"><text:s text:c="2"/>static const std::regex regex{</text:span></text:span></text:p>
      <text:p text:style-name="Code_20_Bold"><text:span text:style-name="Default_20_Paragraph_20_Font"><text:span text:style-name="T26"><text:s text:c="6"/>"^[ \t]*(?:#.*|(\\S+)[ \t]*:[ \t]</text:span></text:span><text:span text:style-name="Default_20_Paragraph_20_Font"><text:span text:style-name="T14">*</text:span></text:span><text:span text:style-name="Default_20_Paragraph_20_Font"><text:span text:style-name="T26">(\\S+)[ \t]*(?:#.*)?)?$"</text:span></text:span></text:p>
      <text:p text:style-name="Code_20_Bold"><text:span text:style-name="Default_20_Paragraph_20_Font"><text:span text:style-name="T26"><text:s text:c="2"/>};</text:span></text:span></text:p>
      <text:p text:style-name="Code_20_Bold"/>
      <text:p text:style-name="Code"><text:span text:style-name="Default_20_Paragraph_20_Font"><text:span text:style-name="T29"><text:s text:c="2"/></text:span></text:span><text:span text:style-name="Default_20_Paragraph_20_Font"><text:span text:style-name="T26">std::string line{};</text:span></text:span></text:p>
      <text:p text:style-name="Code"><text:span text:style-name="Default_20_Paragraph_20_Font"><text:span text:style-name="T26"><text:s text:c="2"/></text:span></text:span><text:span text:style-name="Default_20_Paragraph_20_Font"><text:span text:style-name="T20">std::size_t line_number{};</text:span></text:span></text:p>
      <text:p text:style-name="Code"><text:span text:style-name="Default_20_Paragraph_20_Font"><text:span text:style-name="T29"><text:s text:c="2"/></text:span></text:span><text:span text:style-name="Default_20_Paragraph_20_Font"><text:span text:style-name="T26">while (std::getline(std::cin, line))</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 text:c="4"/>++line_number;</text:span></text:span></text:p>
      <text:p text:style-name="Code_20_Bold"><text:span text:style-name="Default_20_Paragraph_20_Font"><text:span text:style-name="T26"><text:s text:c="4"/>std::smatch match;</text:span></text:span></text:p>
      <text:p text:style-name="Code_20_Bold"><text:span text:style-name="Default_20_Paragraph_20_Font"><text:s text:c="4"/>if (std::regex_match(line, match, regex))</text:span></text:p>
      <text:p text:style-name="Code_20_Bold"><text:span text:style-name="Default_20_Paragraph_20_Font"><text:s text:c="4"/>{</text:span></text:p>
      <text:p text:style-name="Code_20_Bold"><text:span text:style-name="Default_20_Paragraph_20_Font"><text:s text:c="6"/>// Skip comments and blank lines.</text:span></text:p>
      <text:p text:style-name="Code_20_Bold"><text:span text:style-name="Default_20_Paragraph_20_Font"><text:span text:style-name="T32"><text:s text:c="6"/>if (match[1].matched) {</text:span></text:span></text:p>
      <text:p text:style-name="Code_20_Bold"><text:span text:style-name="Default_20_Paragraph_20_Font"><text:span text:style-name="T33"><text:s text:c="8"/>auto target{graph.lookup_artifact(match[1].str())};</text:span></text:span></text:p>
      <text:p text:style-name="Code_20_Bold"><text:span text:style-name="Default_20_Paragraph_20_Font"><text:span text:style-name="T33"><text:s text:c="8"/>auto dependency{graph.lookup_artifact(match[2].str())};</text:span></text:span></text:p>
      <text:p text:style-name="Code"><text:span text:style-name="Default_20_Paragraph_20_Font"><text:span text:style-name="T29"><text:s text:c="8"/></text:span></text:span><text:span text:style-name="Default_20_Paragraph_20_Font"><text:span text:style-name="T26">graph.store_dependency(target, dependency);</text:span></text:span></text:p>
      <text:p text:style-name="Code"><text:span text:style-name="Default_20_Paragraph_20_Font"><text:span text:style-name="T28"><text:s text:c="6"/>}</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9"><text:s text:c="4"/></text:span></text:span><text:span text:style-name="Default_20_Paragraph_20_Font"><text:span text:style-name="T26">else</text:span></text:span></text:p>
      <text:p text:style-name="Code"><text:span text:style-name="Default_20_Paragraph_20_Font"><text:span text:style-name="T29"><text:s text:c="6"/></text:span></text:span><text:span text:style-name="Default_20_Paragraph_20_Font"><text:span text:style-name="T26">// Input line </text:span></text:span><text:span text:style-name="Default_20_Paragraph_20_Font"><text:span text:style-name="T20">cannot be parsed</text:span></text:span><text:span text:style-name="Default_20_Paragraph_20_Font"><text:span text:style-name="T26">.</text:span></text:span></text:p>
      <text:p text:style-name="Code"><text:span text:style-name="Default_20_Paragraph_20_Font"><text:span text:style-name="T29"><text:s text:c="6"/></text:span></text:span><text:span text:style-name="Default_20_Paragraph_20_Font"><text:span text:style-name="T26">std::cerr &lt;&lt; "line " &lt;&lt; line_number &lt;&lt; ": </text:span></text:span><text:span text:style-name="Default_20_Paragraph_20_Font"><text:span text:style-name="T20">parse error</text:span></text:span><text:span text:style-name="Default_20_Paragraph_20_Font"><text:span text:style-name="T26">\n";</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pan></text:p>
      <text:p text:style-name="Code"><text:span text:style-name="Default_20_Paragraph_20_Font"><text:span text:style-name="T29"><text:s text:c="2"/></text:span></text:span><text:span text:style-name="Default_20_Paragraph_20_Font"><text:span text:style-name="T26">try {</text:span></text:span></text:p>
      <text:p text:style-name="Code"><text:span text:style-name="Default_20_Paragraph_20_Font"><text:span text:style-name="T27"><text:s text:c="4"/></text:span></text:span><text:span text:style-name="Default_20_Paragraph_20_Font"><text:span text:style-name="T28">// Get the sorted artifacts.</text:span></text:span></text:p>
      <text:p text:style-name="Code"><text:span text:style-name="Default_20_Paragraph_20_Font"><text:span text:style-name="T27"><text:s text:c="4"/></text:span></text:span><text:span text:style-name="Default_20_Paragraph_20_Font"><text:span text:style-name="T28">std::vector&lt;artifact*&gt; sorted{};</text:span></text:span></text:p>
      <text:p text:style-name="Code"><text:soft-page-break/><text:span text:style-name="Default_20_Paragraph_20_Font"><text:span text:style-name="T29"><text:s text:c="4"/></text:span></text:span><text:span text:style-name="Default_20_Paragraph_20_Font"><text:span text:style-name="T26">graph.sort(std::back_inserter(sorted));</text:span></text:span></text:p>
      <text:p text:style-name="Code"><text:span text:style-name="Default_20_Paragraph_20_Font"><text:span text:style-name="T29"><text:s text:c="4"/></text:span></text:span><text:span text:style-name="Default_20_Paragraph_20_Font"><text:span text:style-name="T26">// </text:span></text:span><text:span text:style-name="Default_20_Paragraph_20_Font"><text:span text:style-name="T20">Print in build order, which is reverse of dependency order.</text:span></text:span></text:p>
      <text:p text:style-name="Code"><text:span text:style-name="Default_20_Paragraph_20_Font"><text:span text:style-name="T29"><text:s text:c="4"/></text:span></text:span><text:span text:style-name="Default_20_Paragraph_20_Font"><text:span text:style-name="T26">for (auto artifact : sorted | std::ranges::views::reverse)</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7"><text:s text:c="6"/></text:span></text:span><text:span text:style-name="Default_20_Paragraph_20_Font"><text:span text:style-name="T28">std::cout &lt;&lt; </text:span></text:span><text:span text:style-name="Default_20_Paragraph_20_Font"><text:span text:style-name="T17">artifact-&gt;name() </text:span></text:span><text:span text:style-name="Default_20_Paragraph_20_Font"><text:span text:style-name="T28">&lt;&lt; '\n';</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9"><text:s text:c="2"/></text:span></text:span><text:span text:style-name="Default_20_Paragraph_20_Font"><text:span text:style-name="T26">} catch (std::runtime_error const&amp; ex) {</text:span></text:span></text:p>
      <text:p text:style-name="Code"><text:span text:style-name="Default_20_Paragraph_20_Font"><text:span text:style-name="T29"><text:s text:c="4"/></text:span></text:span><text:span text:style-name="Default_20_Paragraph_20_Font"><text:span text:style-name="T26">std::cerr &lt;&lt; ex.what() &lt;&lt; '\n';</text:span></text:span></text:p>
      <text:p text:style-name="Code"><text:span text:style-name="Default_20_Paragraph_20_Font"><text:span text:style-name="T29"><text:s text:c="4"/></text:span></text:span><text:span text:style-name="Default_20_Paragraph_20_Font"><text:span text:style-name="T26">return EXIT_FAILURE;</text:span></text:span></text:p>
      <text:p text:style-name="Code"><text:span text:style-name="Default_20_Paragraph_20_Font"><text:span text:style-name="T29"><text:s text:c="2"/></text:span></text:span><text:span text:style-name="Default_20_Paragraph_20_Font"><text:span text:style-name="T26">}</text:span></text:span></text:p>
      <text:p text:style-name="Code">}</text:p>
      <text:p text:style-name="Body_20_Text_20_Cont"><text:span text:style-name="T1">Now that we have some more power in our parser, we can start to add features. Let’s add variables. A variable definition has the form </text:span><text:span text:style-name="Code_20_Inline"><text:span text:style-name="T1">variable=value</text:span></text:span><text:span text:style-name="T1">. A variable reference has the form </text:span><text:span text:style-name="Code_20_Inline"><text:span text:style-name="T1">$(variable)</text:span></text:span><text:span text:style-name="T1"> and is replaced by the value of </text:span><text:span text:style-name="Code_20_Inline"><text:span text:style-name="T1">variable</text:span></text:span><text:span text:style-name="T1">. Two adjacent dollar signs (</text:span><text:span text:style-name="Code_20_Inline"><text:span text:style-name="T1">$$</text:span></text:span><text:span text:style-name="T1">) are replaced by a single dollar sign. An unknown variable expands to an empty string. After replacing all variable </text:span><text:span text:style-name="T12">expansions, a string is rescanned to see if there are more expansions to be made. Thus, </text:span><text:span text:style-name="Code_20_Inline"><text:span text:style-name="T3">$$(var$(n))</text:span></text:span><text:span text:style-name="T12"> expands first by converting </text:span><text:span text:style-name="Code_20_Inline"><text:span text:style-name="T3">$$</text:span></text:span><text:span text:style-name="T12"> to </text:span><text:span text:style-name="Code_20_Inline"><text:span text:style-name="T3">$</text:span></text:span><text:span text:style-name="T12"> and looking up variable </text:span><text:span text:style-name="Code_20_Inline"><text:span text:style-name="T3">n</text:span></text:span><text:span text:style-name="T12">. Assume </text:span><text:span text:style-name="Code_20_Inline"><text:span text:style-name="T3">n</text:span></text:span><text:span text:style-name="T12"> has the value </text:span><text:span text:style-name="Code_20_Inline"><text:span text:style-name="T3">42</text:span></text:span><text:span text:style-name="T12">. After replacing </text:span><text:span text:style-name="Code_20_Inline"><text:span text:style-name="T3">$$</text:span></text:span><text:span text:style-name="T12"> by </text:span><text:span text:style-name="Code_20_Inline"><text:span text:style-name="T3">$</text:span></text:span><text:span text:style-name="T12"> and </text:span><text:span text:style-name="Code_20_Inline"><text:span text:style-name="T3">$(n)</text:span></text:span><text:span text:style-name="T12"> by the value of </text:span><text:span text:style-name="Code_20_Inline"><text:span text:style-name="T3">n</text:span></text:span><text:span text:style-name="T12">, the resulting string </text:span><text:span text:style-name="Code_20_Inline"><text:span text:style-name="T3">$(var42)</text:span></text:span><text:span text:style-name="T12"> is then expanded by looking up </text:span><text:span text:style-name="Code_20_Inline"><text:span text:style-name="T3">var42</text:span></text:span><text:span text:style-name="T3">.</text:span></text:p>
      <text:p text:style-name="Body_20_Text_20_Cont"><text:span text:style-name="T3">Before jumping into rewriting the parser, let’s move the </text:span><text:span text:style-name="Code_20_Inline"><text:span text:style-name="T3">dependency_graph</text:span></text:span><text:span text:style-name="T3"> class to its own module. Determine which </text:span><text:span text:style-name="T12">modules it must import and write a </text:span><text:span text:style-name="Code_20_Inline"><text:span text:style-name="T3">depgraph</text:span></text:span><text:span text:style-name="T12"> module that exports </text:span><text:span text:style-name="Code_20_Inline"><text:span text:style-name="T3">dependency_graph</text:span></text:span><text:span text:style-name="T12">. Change </text:span><text:span text:style-name="Code_20_Inline"><text:span text:style-name="T3">store_dependency</text:span></text:span><text:span text:style-name="T12"> so it takes two strings as arguments and handles all the artifact pointers locally so </text:span><text:span text:style-name="Code_20_Inline"><text:span text:style-name="T3">main()</text:span></text:span><text:span text:style-name="T12"> doesn’t need to concern itself with how artifacts are actually managed. Write the </text:span><text:span text:style-name="Code_20_Inline"><text:span text:style-name="T3">depgraph</text:span></text:span><text:span text:style-name="T12"> module. Compare yours with mine in Listing 63-2.</text:span></text:p>
      <text:p text:style-name="Code_20_Caption"><text:change-start text:change-id="ct94365815411456"/><text:span text:style-name="T4"><text:hidden-text text:condition="ooow:" text:string-value=".hh" text:is-hidden="true"/></text:span><text:change-end text:change-id="ct94365815411456"/><text:span text:style-name="T4">Listing </text:span><text:span text:style-name="T10">63</text:span><text:span text:style-name="T4">-2.</text:span> <text:span text:style-name="T11">The </text:span><text:span text:style-name="Code_20_Inline"><text:span text:style-name="T30">depgraph</text:span></text:span><text:span text:style-name="T11"> Module</text:span></text:p>
      <text:p text:style-name="Code">export module depgraph;</text:p>
      <text:p text:style-name="Code"/>
      <text:p text:style-name="Code">import &lt;iterator&gt;;</text:p>
      <text:p text:style-name="Code">import &lt;map&gt;;</text:p>
      <text:p text:style-name="Code">import &lt;string&gt;;</text:p>
      <text:p text:style-name="Code">import &lt;unordered_map&gt;;</text:p>
      <text:p text:style-name="Code">import &lt;unordered_set&gt;;</text:p>
      <text:p text:style-name="Code"/>
      <text:p text:style-name="Code">import artifact;</text:p>
      <text:p text:style-name="Code">import topsort;</text:p>
      <text:p text:style-name="Code"/>
      <text:p text:style-name="Code"><text:span text:style-name="Default_20_Paragraph_20_Font"><text:span text:style-name="T26">e</text:span></text:span><text:span text:style-name="Default_20_Paragraph_20_Font"><text:span text:style-name="T22">xport </text:span></text:span><text:span text:style-name="Default_20_Paragraph_20_Font"><text:span text:style-name="T26">class dependency_graph</text:span></text:span></text:p>
      <text:p text:style-name="Code"><text:span text:style-name="Default_20_Paragraph_20_Font"><text:span text:style-name="T26">{</text:span></text:span></text:p>
      <text:p text:style-name="Code"><text:span text:style-name="Default_20_Paragraph_20_Font"><text:span text:style-name="T26">public:</text:span></text:span></text:p>
      <text:p text:style-name="Code"><text:span text:style-name="Default_20_Paragraph_20_Font"><text:span text:style-name="T27"><text:s text:c="2"/></text:span></text:span><text:span text:style-name="Default_20_Paragraph_20_Font"><text:span text:style-name="T17">using </text:span></text:span><text:span text:style-name="Default_20_Paragraph_20_Font"><text:span text:style-name="T24">graph_type = </text:span></text:span><text:span text:style-name="Default_20_Paragraph_20_Font"><text:span text:style-name="T28">std::unordered_map&lt;artifact*,</text:span></text:span></text:p>
      <text:p text:style-name="Code"><text:soft-page-break/><text:span text:style-name="Default_20_Paragraph_20_Font"><text:span text:style-name="T28"><text:s text:c="25"/>std::unordered_set&lt;artifact*&gt;&gt;;</text:span></text:span></text:p>
      <text:p text:style-name="Code"><text:span text:style-name="Default_20_Paragraph_20_Font"><text:span text:style-name="T26"/></text:span></text:p>
      <text:p text:style-name="Code"><text:span text:style-name="Default_20_Paragraph_20_Font"><text:span text:style-name="T26"><text:s text:c="2"/>void store_dependency(std::string const&amp; target_name,</text:span></text:span></text:p>
      <text:p text:style-name="Code"><text:span text:style-name="Default_20_Paragraph_20_Font"><text:span text:style-name="T26"><text:s text:c="6"/>std::string const&amp; dependency_name)</text:span></text:span></text:p>
      <text:p text:style-name="Code"><text:span text:style-name="Default_20_Paragraph_20_Font"><text:span text:style-name="T26"><text:s text:c="2"/>{</text:span></text:span></text:p>
      <text:p text:style-name="Code"><text:span text:style-name="Default_20_Paragraph_20_Font"><text:span text:style-name="T26"><text:s text:c="4"/>auto target{ lookup_artifact(target_name) };</text:span></text:span></text:p>
      <text:p text:style-name="Code"><text:span text:style-name="Default_20_Paragraph_20_Font"><text:span text:style-name="T26"><text:s text:c="4"/>auto dependency{ lookup_artifact(dependency_name) };</text:span></text:span></text:p>
      <text:p text:style-name="Code"><text:span text:style-name="Default_20_Paragraph_20_Font"><text:span text:style-name="T26"><text:s text:c="4"/>store_dependency(target, dependency);</text:span></text:span></text:p>
      <text:p text:style-name="Code"><text:span text:style-name="Default_20_Paragraph_20_Font"><text:span text:style-name="T26"><text:s text:c="2"/>}</text:span></text:span></text:p>
      <text:p text:style-name="Code"><text:span text:style-name="Default_20_Paragraph_20_Font"><text:span text:style-name="T26"/></text:span></text:p>
      <text:p text:style-name="Code"><text:span text:style-name="Default_20_Paragraph_20_Font"><text:span text:style-name="T29"><text:s text:c="2"/></text:span></text:span><text:span text:style-name="Default_20_Paragraph_20_Font"><text:span text:style-name="T26">graph_type const&amp; graph() const { return graph_; }</text:span></text:span></text:p>
      <text:p text:style-name="Code"><text:span text:style-name="Default_20_Paragraph_20_Font"><text:span text:style-name="T26"/></text:span></text:p>
      <text:p text:style-name="Code"><text:span text:style-name="Default_20_Paragraph_20_Font"><text:span text:style-name="T29"><text:s text:c="2"/></text:span></text:span><text:span text:style-name="Default_20_Paragraph_20_Font"><text:span text:style-name="T26">template&lt;class OutIter&gt;</text:span></text:span></text:p>
      <text:p text:style-name="Code"><text:span text:style-name="Default_20_Paragraph_20_Font"><text:span text:style-name="T26"><text:s text:c="2"/>requires std::output_iterator&lt;OutIter, artifact*&gt;</text:span></text:span></text:p>
      <text:p text:style-name="Code"><text:span text:style-name="Default_20_Paragraph_20_Font"><text:span text:style-name="T29"><text:s text:c="2"/></text:span></text:span><text:span text:style-name="Default_20_Paragraph_20_Font"><text:span text:style-name="T26">void sort(OutIter sorted)</text:span></text:span></text:p>
      <text:p text:style-name="Code"><text:span text:style-name="Default_20_Paragraph_20_Font"><text:span text:style-name="T29"><text:s text:c="2"/></text:span></text:span><text:span text:style-name="Default_20_Paragraph_20_Font"><text:span text:style-name="T26">const</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9"><text:s text:c="4"/></text:span></text:span><text:span text:style-name="Default_20_Paragraph_20_Font"><text:span text:style-name="T26">topological_sort(graph_, sorted);</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pan></text:p>
      <text:p text:style-name="Code"><text:span text:style-name="Default_20_Paragraph_20_Font"><text:span text:style-name="T28"><text:s text:c="2"/>artifact* lookup_artifact(std::string const&amp; name)</text:span></text:span></text:p>
      <text:p text:style-name="Code"><text:span text:style-name="Default_20_Paragraph_20_Font"><text:span text:style-name="T28"><text:s text:c="2"/>{</text:span></text:span></text:p>
      <text:p text:style-name="Code"><text:span text:style-name="Default_20_Paragraph_20_Font"><text:span text:style-name="T27"><text:s text:c="4"/></text:span></text:span><text:span text:style-name="Default_20_Paragraph_20_Font"><text:span text:style-name="T28">auto a{ artifacts_.find(name) };</text:span></text:span></text:p>
      <text:p text:style-name="Code"><text:span text:style-name="Default_20_Paragraph_20_Font"><text:span text:style-name="T27"><text:s text:c="4"/></text:span></text:span><text:span text:style-name="Default_20_Paragraph_20_Font"><text:span text:style-name="T28">if (a != artifacts_.end())</text:span></text:span></text:p>
      <text:p text:style-name="Code"><text:span text:style-name="Default_20_Paragraph_20_Font"><text:span text:style-name="T28"><text:s text:c="6"/>return &amp;a-&gt;</text:span></text:span><text:span text:style-name="Default_20_Paragraph_20_Font"><text:span text:style-name="T17">second</text:span></text:span><text:span text:style-name="Default_20_Paragraph_20_Font"><text:span text:style-name="T28">;</text:span></text:span></text:p>
      <text:p text:style-name="Code"><text:span text:style-name="Default_20_Paragraph_20_Font"><text:span text:style-name="T28"><text:s text:c="4"/>else</text:span></text:span></text:p>
      <text:p text:style-name="Code"><text:span text:style-name="Default_20_Paragraph_20_Font"><text:span text:style-name="T28"><text:s text:c="4"/>{</text:span></text:span></text:p>
      <text:p text:style-name="Code"><text:span text:style-name="Default_20_Paragraph_20_Font"><text:span text:style-name="T27"><text:s text:c="6"/>auto [iterator, </text:span></text:span><text:span text:style-name="Default_20_Paragraph_20_Font"><text:span text:style-name="T19">inserted]</text:span></text:span><text:span text:style-name="Default_20_Paragraph_20_Font"><text:span text:style-name="T27">{ </text:span></text:span><text:span text:style-name="Default_20_Paragraph_20_Font"><text:span text:style-name="T28">artifacts_.emplace(name, name) };</text:span></text:span></text:p>
      <text:p text:style-name="Code"><text:span text:style-name="Default_20_Paragraph_20_Font"><text:span text:style-name="T27"><text:s text:c="6"/></text:span></text:span><text:span text:style-name="Default_20_Paragraph_20_Font"><text:span text:style-name="T28">return &amp;</text:span></text:span><text:span text:style-name="Default_20_Paragraph_20_Font"><text:span text:style-name="T17">iterator-&gt;second</text:span></text:span><text:span text:style-name="Default_20_Paragraph_20_Font"><text:span text:style-name="T28">;</text:span></text:span></text:p>
      <text:p text:style-name="Code"><text:span text:style-name="Default_20_Paragraph_20_Font"><text:span text:style-name="T28"><text:s text:c="4"/>}</text:span></text:span></text:p>
      <text:p text:style-name="Code"><text:span text:style-name="Default_20_Paragraph_20_Font"><text:span text:style-name="T22"><text:s text:c="2"/>}</text:span></text:span></text:p>
      <text:p text:style-name="Code"><text:span text:style-name="Default_20_Paragraph_20_Font"><text:span text:style-name="T26"/></text:span></text:p>
      <text:p text:style-name="Code"><text:span text:style-name="Default_20_Paragraph_20_Font"><text:span text:style-name="T26">private:</text:span></text:span></text:p>
      <text:p text:style-name="Code"><text:span text:style-name="Default_20_Paragraph_20_Font"><text:span text:style-name="T27"><text:s text:c="2"/></text:span></text:span><text:span text:style-name="Default_20_Paragraph_20_Font"><text:span text:style-name="T28">void store_dependency(artifact* target, artifact* dependency)</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9"><text:s text:c="4"/></text:span></text:span><text:span text:style-name="Default_20_Paragraph_20_Font"><text:span text:style-name="T26">graph_[dependency].insert(target);</text:span></text:span></text:p>
      <text:p text:style-name="Code"><text:span text:style-name="Default_20_Paragraph_20_Font"><text:span text:style-name="T29"><text:s text:c="4"/></text:span></text:span><text:span text:style-name="Default_20_Paragraph_20_Font"><text:span text:style-name="T26">graph_[target]; // ensures that target is in the graph</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pan></text:p>
      <text:p text:style-name="Code"><text:span text:style-name="Default_20_Paragraph_20_Font"><text:span text:style-name="T29"><text:s text:c="2"/></text:span></text:span><text:span text:style-name="Default_20_Paragraph_20_Font"><text:span text:style-name="T26">graph_type graph_;</text:span></text:span></text:p>
      <text:p text:style-name="Code"><text:span text:style-name="Default_20_Paragraph_20_Font"><text:span text:style-name="T28"><text:s text:c="2"/>std::map&lt;std::string, artifact&gt; artifacts_;</text:span></text:span></text:p>
      <text:p text:style-name="Code"><text:span text:style-name="Default_20_Paragraph_20_Font"><text:span text:style-name="T26">};</text:span></text:span></text:p>
      <text:p text:style-name="Body_20_Text_20_Cont"><text:span text:style-name="T12">You will to store and retrieve variables. Write a variables module that exports functions to define, lookup, and expand variables. For expanding variables, we’ll use a </text:span><text:span text:style-name="Code_20_Inline"><text:span text:style-name="T3">regex_iterator</text:span></text:span><text:span text:style-name="T12"> to find all the variables in the input string. The iterator value is an </text:span><text:span text:style-name="Code_20_Inline"><text:span text:style-name="T3">smatch</text:span></text:span><text:span text:style-name="T12"> object. Be brave and try your hand at writing the </text:span><text:span text:style-name="Code_20_Inline"><text:span text:style-name="T3">variable</text:span></text:span><text:span text:style-name="T12"> module, or just look at Listing 63-3.</text:span></text:p>
      <text:p text:style-name="Code_20_Caption"><text:change-start text:change-id="ct94365732604784"/><text:span text:style-name="T4"><text:hidden-text text:condition="ooow:" text:string-value=".hh" text:is-hidden="true"/></text:span><text:change-end text:change-id="ct94365732604784"/><text:span text:style-name="T4">Listing </text:span><text:span text:style-name="T10">63</text:span><text:span text:style-name="T4">-3.</text:span> <text:span text:style-name="T11">The </text:span><text:span text:style-name="Code_20_Inline"><text:span text:style-name="T31">variables</text:span></text:span><text:span text:style-name="T11"> Module</text:span></text:p>
      <text:p text:style-name="Code"><text:soft-page-break/>export module <text:span text:style-name="T15">variables</text:span>;</text:p>
      <text:p text:style-name="Code"/>
      <text:p text:style-name="Code">import &lt;ranges&gt;;</text:p>
      <text:p text:style-name="Code">import &lt;regex&gt;;</text:p>
      <text:p text:style-name="Code">import &lt;string&gt;;</text:p>
      <text:p text:style-name="Code">import &lt;unordered_map&gt;;</text:p>
      <text:p text:style-name="Code"/>
      <text:p text:style-name="Code">std::unordered_map&lt;std::string, std::string&gt; variables;</text:p>
      <text:p text:style-name="Code"/>
      <text:p text:style-name="Code"><text:span text:style-name="T15">export void </text:span>define_variable(std::string const&amp; name, std::string const&amp; value)</text:p>
      <text:p text:style-name="Code">{</text:p>
      <text:p text:style-name="Code"><text:s text:c="4"/>variables[name] = value;</text:p>
      <text:p text:style-name="Code">}</text:p>
      <text:p text:style-name="Code"/>
      <text:p text:style-name="Code">std::string const empty_string;</text:p>
      <text:p text:style-name="Code"/>
      <text:p text:style-name="Code">export std::string const&amp; lookup_variable(std::string const&amp; name)</text:p>
      <text:p text:style-name="Code">{</text:p>
      <text:p text:style-name="Code"><text:s text:c="4"/>if (auto var = variables.find(name); var == variables.end())</text:p>
      <text:p text:style-name="Code"><text:s text:c="8"/>return empty_string;</text:p>
      <text:p text:style-name="Code"><text:s text:c="4"/>else</text:p>
      <text:p text:style-name="Code"><text:s text:c="8"/>return var-&gt;second;</text:p>
      <text:p text:style-name="Code">}</text:p>
      <text:p text:style-name="Code"/>
      <text:p text:style-name="Code">export std::string expand_variables(std::string const&amp; input)</text:p>
      <text:p text:style-name="Code">{</text:p>
      <text:p text:style-name="Code"><text:s text:c="4"/>static const std::regex regex{ "\\$(?:\\$|\\(([\\w.-_]+)\\))" };</text:p>
      <text:p text:style-name="Code"><text:s text:c="4"/>std::string result{};</text:p>
      <text:p text:style-name="Code"><text:s text:c="4"/>auto prefix_begin{ input.begin() };</text:p>
      <text:p text:style-name="Code"><text:s text:c="4"/>auto begin{ std::sregex_iterator{input.begin(), input.end(), regex} };</text:p>
      <text:p text:style-name="Code"><text:s text:c="4"/>auto end{ std::sregex_iterator{} };</text:p>
      <text:p text:style-name="Code"><text:s text:c="4"/>bool matched{false};</text:p>
      <text:p text:style-name="Code"><text:s text:c="4"/>using subrange = <text:span text:style-name="T15">std::ranges::subrange&lt;std::sregex_iterator&gt;;</text:span></text:p>
      <text:p text:style-name="Code"><text:s text:c="4"/><text:span text:style-name="T15">for (auto const&amp; match: subrange(begin, end)){</text:span></text:p>
      <text:p text:style-name="P1"><text:s text:c="8"/>// Copy the string prior to the match</text:p>
      <text:p text:style-name="Code"><text:span text:style-name="T15"><text:s text:c="8"/>result.append(prefix_begin, match[0].first);</text:span></text:p>
      <text:p text:style-name="Code"><text:span text:style-name="T15"><text:s text:c="8"/>prefix_begin = match[0].second;</text:span></text:p>
      <text:p text:style-name="P1"><text:s text:c="8"/>if (match[1].matched)</text:p>
      <text:p text:style-name="P1"><text:s text:c="8"/>{</text:p>
      <text:p text:style-name="P1"><text:s text:c="12"/>result += lookup_variable(match[1].str());</text:p>
      <text:p text:style-name="P1"><text:s text:c="12"/>matched = true;</text:p>
      <text:p text:style-name="P1"><text:s text:c="8"/>}</text:p>
      <text:p text:style-name="P1"><text:s text:c="8"/>else</text:p>
      <text:p text:style-name="P1"><text:s text:c="12"/>result += '$'; // no variable, so the regex matched $$</text:p>
      <text:p text:style-name="P1"><text:s text:c="4"/>}</text:p>
      <text:p text:style-name="P1"><text:s text:c="4"/>// copy rest of unmatched string</text:p>
      <text:p text:style-name="Code"><text:span text:style-name="T15"><text:s text:c="4"/>result.append(prefix_begin, input.end());</text:span></text:p>
      <text:p text:style-name="P1"><text:s text:c="4"/>if (not matched)</text:p>
      <text:p text:style-name="P1"><text:s text:c="8"/>return result;</text:p>
      <text:p text:style-name="P1"/>
      <text:p text:style-name="P1"><text:s text:c="4"/>// try matching again.</text:p>
      <text:p text:style-name="P1"><text:s text:c="4"/>return expand_variables(result);</text:p>
      <text:p text:style-name="P1">}</text:p>
      <text:p text:style-name="Body_20_Text_20_Cont"><text:soft-page-break/>Armed with the new <text:span text:style-name="Code_20_Inline"><text:span text:style-name="T6">depgraph</text:span></text:span> and <text:span text:style-name="Code_20_Inline"><text:span text:style-name="T6">variables</text:span></text:span> modules, it’s time to revisit the parser in <text:span text:style-name="Code_20_Inline">main()</text:span>. <text:span text:style-name="T9">You can do this on your own.</text:span><text:span text:style-name="T7"> After parsing the target and dependency names, expand variables in them, and add them to the </text:span><office:annotation office:name="__Annotation__4065_1557189243" loext:resolved="false"><dc:creator>Michael Thomas</dc:creator><dc:date>2020-04-24T09:01:47</dc:date><text:p text:style-name="P7"><text:span text:style-name="T39">Sp?</text:span></text:p>
</office:annotation><text:span text:style-name="T7">depen</text:span><text:change-start text:change-id="ct94365856952608"/><text:span text:style-name="T8">den</text:span><text:change-end text:change-id="ct94365856952608"/><text:span text:style-name="T7">cy </text:span><office:annotation-end office:name="__Annotation__4065_1557189243"/><text:span text:style-name="T7">graph. <text:s/>Compare your program with mine in Listing 63-4.</text:span></text:p>
      <text:p text:style-name="Code_20_Caption"><text:change-start text:change-id="ct94365806006432"/><text:span text:style-name="T4"><text:hidden-text text:condition="ooow:" text:string-value=".hh" text:is-hidden="true"/></text:span><text:change-end text:change-id="ct94365806006432"/><text:span text:style-name="T4">Listing </text:span><text:span text:style-name="T10">63</text:span><text:span text:style-name="T4">-4.</text:span> <text:span text:style-name="T11">New Program Using depgraph and variables Modules</text:span></text:p>
      <text:p text:style-name="Code">import &lt;cstdlib&gt;;</text:p>
      <text:p text:style-name="Code">import &lt;iostream&gt;;</text:p>
      <text:p text:style-name="Code">import &lt;iterator&gt;;</text:p>
      <text:p text:style-name="Code">import &lt;ranges&gt;;</text:p>
      <text:p text:style-name="Code">import &lt;regex&gt;;</text:p>
      <text:p text:style-name="Code">import &lt;vector&gt;;</text:p>
      <text:p text:style-name="Code"/>
      <text:p text:style-name="Code">import artifact;</text:p>
      <text:p text:style-name="Code">import depgraph;</text:p>
      <text:p text:style-name="Code">import variables;</text:p>
      <text:p text:style-name="Code"><text:span text:style-name="Default_20_Paragraph_20_Font"><text:span text:style-name="T26"/></text:span></text:p>
      <text:p text:style-name="Code"><text:span text:style-name="Default_20_Paragraph_20_Font"><text:span text:style-name="T26">int main()</text:span></text:span></text:p>
      <text:p text:style-name="Code"><text:span text:style-name="Default_20_Paragraph_20_Font"><text:span text:style-name="T26">{</text:span></text:span></text:p>
      <text:p text:style-name="Code"><text:span text:style-name="Default_20_Paragraph_20_Font"><text:span text:style-name="T29"><text:s text:c="2"/></text:span></text:span><text:span text:style-name="Default_20_Paragraph_20_Font"><text:span text:style-name="T26">dependency_graph graph{};</text:span></text:span></text:p>
      <text:p text:style-name="Code"><text:span text:style-name="Default_20_Paragraph_20_Font"/></text:p>
      <text:p text:style-name="Code"><text:span text:style-name="Default_20_Paragraph_20_Font"><text:span text:style-name="T26"><text:s text:c="2"/>static const std::regex regex{</text:span></text:span></text:p>
      <text:p text:style-name="Code"><text:span text:style-name="Default_20_Paragraph_20_Font"><text:span text:style-name="T26"><text:s text:c="6"/>"^[ \t]*(?:#.*|[ \t]*(\\S+)[ \t]*=[ \t]*(.*)|(\\S+)[ \t]*:[ \t]</text:span></text:span><text:span text:style-name="Default_20_Paragraph_20_Font"><text:span text:style-name="T14">*</text:span></text:span><text:span text:style-name="Default_20_Paragraph_20_Font"><text:span text:style-name="T26">(\\S+)[ \t]*(?:#.*)?)?$"</text:span></text:span></text:p>
      <text:p text:style-name="Code"><text:span text:style-name="Default_20_Paragraph_20_Font"><text:span text:style-name="T26"><text:s text:c="2"/>};</text:span></text:span></text:p>
      <text:p text:style-name="Code"/>
      <text:p text:style-name="Code"><text:span text:style-name="Default_20_Paragraph_20_Font"><text:span text:style-name="T29"><text:s text:c="2"/></text:span></text:span><text:span text:style-name="Default_20_Paragraph_20_Font"><text:span text:style-name="T26">std::string line{};</text:span></text:span></text:p>
      <text:p text:style-name="Code"><text:span text:style-name="Default_20_Paragraph_20_Font"><text:span text:style-name="T26"><text:s text:c="2"/></text:span></text:span><text:span text:style-name="Default_20_Paragraph_20_Font"><text:span text:style-name="T20">std::size_t line_number{};</text:span></text:span></text:p>
      <text:p text:style-name="Code"><text:span text:style-name="Default_20_Paragraph_20_Font"><text:span text:style-name="T29"><text:s text:c="2"/></text:span></text:span><text:span text:style-name="Default_20_Paragraph_20_Font"><text:span text:style-name="T26">while (std::getline(std::cin, line))</text:span></text:span></text:p>
      <text:p text:style-name="Code"><text:span text:style-name="Default_20_Paragraph_20_Font"><text:span text:style-name="T29"><text:s text:c="2"/></text:span></text:span><text:span text:style-name="Default_20_Paragraph_20_Font"><text:span text:style-name="T26">{</text:span></text:span></text:p>
      <text:p text:style-name="Code_20_Bold"><text:span text:style-name="Default_20_Paragraph_20_Font"><text:span text:style-name="T26"><text:s text:c="4"/>++line_number;</text:span></text:span></text:p>
      <text:p text:style-name="Code_20_Bold"><text:span text:style-name="Default_20_Paragraph_20_Font"><text:span text:style-name="T26"><text:s text:c="4"/>std::smatch match;</text:span></text:span></text:p>
      <text:p text:style-name="Code_20_Bold"><text:span text:style-name="Default_20_Paragraph_20_Font"><text:s text:c="4"/>if (std::regex_match(line, match, regex))</text:span></text:p>
      <text:p text:style-name="Code_20_Bold"><text:span text:style-name="Default_20_Paragraph_20_Font"><text:s text:c="4"/>{<text:line-break/> <text:s text:c="5"/>if (match[1].matched)</text:span></text:p>
      <text:p text:style-name="Code_20_Bold"><text:span text:style-name="Default_20_Paragraph_20_Font"><text:s text:c="8"/>// variable definition</text:span></text:p>
      <text:p text:style-name="Code_20_Bold"><text:span text:style-name="Default_20_Paragraph_20_Font"><text:s text:c="8"/>define_variable(match[1].str(), match[2].str());</text:span></text:p>
      <text:p text:style-name="Code_20_Bold"><text:span text:style-name="Default_20_Paragraph_20_Font"><text:s text:c="6"/>else if (match[3].matched) {</text:span></text:p>
      <text:p text:style-name="Code_20_Bold"><text:span text:style-name="Default_20_Paragraph_20_Font"><text:s text:c="8"/>// target: dependency</text:span></text:p>
      <text:p text:style-name="Code_20_Bold"><text:span text:style-name="Default_20_Paragraph_20_Font"><text:span text:style-name="T34"><text:s text:c="8"/>auto target{expand_variables(match[3].str())};</text:span></text:span></text:p>
      <text:p text:style-name="Code_20_Bold"><text:span text:style-name="Default_20_Paragraph_20_Font"><text:span text:style-name="T34"><text:s text:c="8"/>auto dependency{expand_variables(match[4].str())};</text:span></text:span></text:p>
      <text:p text:style-name="Code"><text:span text:style-name="Default_20_Paragraph_20_Font"><text:span text:style-name="T21"><text:s text:c="8"/>graph.store_dependency(target, dependency);</text:span></text:span></text:p>
      <text:p text:style-name="Code"><text:span text:style-name="Default_20_Paragraph_20_Font"><text:span text:style-name="T26"><text:s text:c="6"/>}</text:span></text:span></text:p>
      <text:p text:style-name="Code"><text:span text:style-name="Default_20_Paragraph_20_Font"><text:span text:style-name="T26"><text:s text:c="6"/>// else comment or blank line</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9"><text:s text:c="4"/></text:span></text:span><text:span text:style-name="Default_20_Paragraph_20_Font"><text:span text:style-name="T26">else</text:span></text:span></text:p>
      <text:p text:style-name="Code"><text:span text:style-name="Default_20_Paragraph_20_Font"><text:span text:style-name="T29"><text:s text:c="6"/></text:span></text:span><text:span text:style-name="Default_20_Paragraph_20_Font"><text:span text:style-name="T26">// Input line </text:span></text:span><text:span text:style-name="Default_20_Paragraph_20_Font"><text:span text:style-name="T20">cannot be parsed</text:span></text:span><text:span text:style-name="Default_20_Paragraph_20_Font"><text:span text:style-name="T26">.</text:span></text:span></text:p>
      <text:p text:style-name="Code"><text:soft-page-break/><text:span text:style-name="Default_20_Paragraph_20_Font"><text:span text:style-name="T29"><text:s text:c="6"/></text:span></text:span><text:span text:style-name="Default_20_Paragraph_20_Font"><text:span text:style-name="T26">std::cerr &lt;&lt; "line " &lt;&lt; line_number &lt;&lt; ": </text:span></text:span><text:span text:style-name="Default_20_Paragraph_20_Font"><text:span text:style-name="T20">parse error</text:span></text:span><text:span text:style-name="Default_20_Paragraph_20_Font"><text:span text:style-name="T26">\n";</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pan></text:p>
      <text:p text:style-name="Code"><text:span text:style-name="Default_20_Paragraph_20_Font"><text:span text:style-name="T29"><text:s text:c="2"/></text:span></text:span><text:span text:style-name="Default_20_Paragraph_20_Font"><text:span text:style-name="T26">try {</text:span></text:span></text:p>
      <text:p text:style-name="Code"><text:span text:style-name="Default_20_Paragraph_20_Font"><text:span text:style-name="T27"><text:s text:c="4"/></text:span></text:span><text:span text:style-name="Default_20_Paragraph_20_Font"><text:span text:style-name="T28">// Get the sorted artifacts.</text:span></text:span></text:p>
      <text:p text:style-name="Code"><text:span text:style-name="Default_20_Paragraph_20_Font"><text:span text:style-name="T27"><text:s text:c="4"/></text:span></text:span><text:span text:style-name="Default_20_Paragraph_20_Font"><text:span text:style-name="T28">std::vector&lt;artifact*&gt; sorted{};</text:span></text:span></text:p>
      <text:p text:style-name="Code"><text:span text:style-name="Default_20_Paragraph_20_Font"><text:span text:style-name="T29"><text:s text:c="4"/></text:span></text:span><text:span text:style-name="Default_20_Paragraph_20_Font"><text:span text:style-name="T26">graph.sort(std::back_inserter(sorted));</text:span></text:span></text:p>
      <text:p text:style-name="Code"><text:span text:style-name="Default_20_Paragraph_20_Font"><text:span text:style-name="T29"><text:s text:c="4"/></text:span></text:span><text:span text:style-name="Default_20_Paragraph_20_Font"><text:span text:style-name="T26">// </text:span></text:span><text:span text:style-name="Default_20_Paragraph_20_Font"><text:span text:style-name="T20">Print in build order, which is reverse of dependency order.</text:span></text:span></text:p>
      <text:p text:style-name="Code"><text:span text:style-name="Default_20_Paragraph_20_Font"><text:span text:style-name="T29"><text:s text:c="4"/></text:span></text:span><text:span text:style-name="Default_20_Paragraph_20_Font"><text:span text:style-name="T26">for (auto artifact : sorted | std::ranges::views::reverse)</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7"><text:s text:c="6"/></text:span></text:span><text:span text:style-name="Default_20_Paragraph_20_Font"><text:span text:style-name="T28">std::cout &lt;&lt; </text:span></text:span><text:span text:style-name="Default_20_Paragraph_20_Font"><text:span text:style-name="T17">artifact-&gt;name() </text:span></text:span><text:span text:style-name="Default_20_Paragraph_20_Font"><text:span text:style-name="T28">&lt;&lt; '\n';</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9"><text:s text:c="2"/></text:span></text:span><text:span text:style-name="Default_20_Paragraph_20_Font"><text:span text:style-name="T26">} catch (std::runtime_error const&amp; ex) {</text:span></text:span></text:p>
      <text:p text:style-name="Code"><text:span text:style-name="Default_20_Paragraph_20_Font"><text:span text:style-name="T29"><text:s text:c="4"/></text:span></text:span><text:span text:style-name="Default_20_Paragraph_20_Font"><text:span text:style-name="T26">std::cerr &lt;&lt; ex.what() &lt;&lt; '\n';</text:span></text:span></text:p>
      <text:p text:style-name="Code"><text:span text:style-name="Default_20_Paragraph_20_Font"><text:span text:style-name="T29"><text:s text:c="4"/></text:span></text:span><text:span text:style-name="Default_20_Paragraph_20_Font"><text:span text:style-name="T26">return EXIT_FAILURE;</text:span></text:span></text:p>
      <text:p text:style-name="Code"><text:span text:style-name="Default_20_Paragraph_20_Font"><text:span text:style-name="T29"><text:s text:c="2"/></text:span></text:span><text:span text:style-name="Default_20_Paragraph_20_Font"><text:span text:style-name="T26">}</text:span></text:span></text:p>
      <text:p text:style-name="Code">}</text:p>
      <text:p text:style-name="Body_20_Text_20_Cont"><text:span text:style-name="T1">The next step is to permit per-target variables. That is, if the input starts with a target name and colon, but what follows is a variable definition instead of a dependency name, then the variable definition applies only to that target. For example,</text:span></text:p>
      <text:p text:style-name="Code"><text:change-start text:change-id="ct94365854698128"/><text:hidden-text text:condition="ooow:" text:string-value=".txt" text:is-hidden="true"/><text:change-end text:change-id="ct94365854698128"/>NUM=1</text:p>
      <text:p text:style-name="Code">target$(NUM) : SRC=1</text:p>
      <text:p text:style-name="Code">target$(NUM) : source$(SRC)</text:p>
      <text:p text:style-name="Code">target2 <text:s text:c="5"/>: source$(NUM)</text:p>
      <text:p text:style-name="Code">target2 <text:s text:c="5"/>: source$(SRC)</text:p>
      <text:p text:style-name="Body_20_Text_20_Cont"><text:span text:style-name="T1">The </text:span><text:span text:style-name="Code_20_Inline"><text:span text:style-name="T1">NUM</text:span></text:span><text:span text:style-name="T1"> variable is global, so </text:span><text:span text:style-name="Code_20_Inline"><text:span text:style-name="T1">target2</text:span></text:span><text:span text:style-name="T1"> depends on </text:span><text:span text:style-name="Code_20_Inline"><text:span text:style-name="T1">source1</text:span></text:span><text:span text:style-name="T1">. The </text:span><text:span text:style-name="Code_20_Inline"><text:span text:style-name="T1">SRC</text:span></text:span><text:span text:style-name="T1"> variable applies only to </text:span><text:span text:style-name="Code_20_Inline"><text:span text:style-name="T1">target1</text:span></text:span><text:span text:style-name="T1">, so </text:span><text:span text:style-name="Code_20_Inline"><text:span text:style-name="T1">target1</text:span></text:span><text:span text:style-name="T1"> depends on </text:span><text:span text:style-name="Code_20_Inline"><text:span text:style-name="T1">source1</text:span></text:span><text:span text:style-name="T1">. On the other hand, the last line says that </text:span><text:span text:style-name="Code_20_Inline"><text:span text:style-name="T1">target2</text:span></text:span><text:span text:style-name="T1"> depends on </text:span><text:span text:style-name="Code_20_Inline"><text:span text:style-name="T1">source</text:span></text:span><text:span text:style-name="T1">, not </text:span><text:span text:style-name="Code_20_Inline"><text:span text:style-name="T1">source2</text:span></text:span><text:span text:style-name="T1">, because </text:span><text:span text:style-name="Code_20_Inline"><text:span text:style-name="T1">target2</text:span></text:span><text:span text:style-name="T1"> does not have a </text:span><text:span text:style-name="Code_20_Inline"><text:span text:style-name="T1">SRC</text:span></text:span><text:span text:style-name="T1"> variable, and unknown variables expand to an empty string.</text:span></text:p>
      <text:p text:style-name="Body_20_Text_20_Cont"><text:span text:style-name="T12">Let’s start by adding a local variable map to every artifact. Later, we will refine the implementation to distinguish between targets and dependencies so that only targets have variable maps. Let’s start by revisiting the </text:span><text:span text:style-name="Code_20_Inline"><text:span text:style-name="T3">variables</text:span></text:span><text:span text:style-name="T12"> module. Because we now have local variables and global variables, it seems like a good idea to write a variables class that can serve both purposes. But there’s a catch.</text:span></text:p>
      <text:p text:style-name="Body_20_Text_20_Cont"><text:span text:style-name="T12">When looking up a variable name, it needs to be looked up in a target-specific map and in the global map. So lookup depends on what kind of map it is. </text:span><text:span text:style-name="T13">Modify the variables module to define a base class that implements the map logic, with two derived classes for local and global variables, which differ only in their lookup functions.</text:span><text:span text:style-name="T12"> Compare your module with mine in Listing 63-5.</text:span></text:p>
      <text:p text:style-name="Code_20_Caption"><text:change-start text:change-id="ct94365807353008"/><text:span text:style-name="T4"><text:hidden-text text:condition="ooow:" text:string-value=".hh" text:is-hidden="true"/></text:span><text:change-end text:change-id="ct94365807353008"/><text:span text:style-name="T4">Listing </text:span><text:span text:style-name="T10">63</text:span><text:span text:style-name="T4">-5.</text:span> Adding Local and Global Maps to t<text:span text:style-name="T11">he </text:span><text:span text:style-name="Code_20_Inline"><text:span text:style-name="T31">variables</text:span></text:span><text:span text:style-name="T11"> Module</text:span></text:p>
      <text:p text:style-name="Code"><text:soft-page-break/>export module <text:span text:style-name="T15">variables</text:span>;</text:p>
      <text:p text:style-name="Code"/>
      <text:p text:style-name="Code">import &lt;ranges&gt;;</text:p>
      <text:p text:style-name="Code">import &lt;regex&gt;;</text:p>
      <text:p text:style-name="Code">import &lt;string&gt;;</text:p>
      <text:p text:style-name="Code">import &lt;unordered_map&gt;;</text:p>
      <text:p text:style-name="Code"/>
      <text:p text:style-name="Code">class base</text:p>
      <text:p text:style-name="Code">{</text:p>
      <text:p text:style-name="Code">public:</text:p>
      <text:p text:style-name="Code"><text:s text:c="4"/>virtual ~base() = default;</text:p>
      <text:p text:style-name="Code"><text:s text:c="4"/>virtual std::string const&amp; lookup(std::string const&amp; name) const = 0;</text:p>
      <text:p text:style-name="P1"/>
      <text:p text:style-name="Code"><text:s text:c="4"/>void define(std::string const&amp; name, std::string const&amp; value)</text:p>
      <text:p text:style-name="Code"><text:s text:c="4"/>{</text:p>
      <text:p text:style-name="Code"><text:s text:c="8"/><text:span text:style-name="T15">map_</text:span>[name] = value;</text:p>
      <text:p text:style-name="Code"><text:s text:c="4"/>}</text:p>
      <text:p text:style-name="Code"/>
      <text:p text:style-name="Code"><text:s text:c="4"/>std::string expand(std::string const&amp; input)</text:p>
      <text:p text:style-name="Code"><text:s text:c="4"/>const</text:p>
      <text:p text:style-name="Code"><text:s text:c="4"/>{</text:p>
      <text:p text:style-name="Code"><text:s text:c="8"/>static const std::regex regex{ "\\$(?:\\$|\\(([\\w.-_]+)\\))" };</text:p>
      <text:p text:style-name="Code"><text:s text:c="8"/>std::string result{};</text:p>
      <text:p text:style-name="Code"><text:s text:c="8"/>auto prefix_begin{ input.begin() };</text:p>
      <text:p text:style-name="Code"><text:s text:c="8"/>auto begin{ std::sregex_iterator{input.begin(), input.end(), regex} };</text:p>
      <text:p text:style-name="Code"><text:s text:c="8"/>auto end{ std::sregex_iterator{} };</text:p>
      <text:p text:style-name="Code"><text:s text:c="8"/>bool matched{false};</text:p>
      <text:p text:style-name="Code"><text:s text:c="8"/>using subrange = std::ranges::subrange&lt;<text:span text:style-name="T15">std::sregex_iterator&gt;;</text:span></text:p>
      <text:p text:style-name="Code"><text:s text:c="8"/><text:span text:style-name="T15">for (auto const&amp; match: subrange(begin, end)){</text:span></text:p>
      <text:p text:style-name="P1"><text:s text:c="12"/>// Copy the string prior to the match</text:p>
      <text:p text:style-name="Code"><text:span text:style-name="T15"><text:s text:c="12"/>result.append(prefix_begin, match[0].first);</text:span></text:p>
      <text:p text:style-name="Code"><text:span text:style-name="T15"><text:s text:c="12"/>prefix_begin = match[0].second;</text:span></text:p>
      <text:p text:style-name="P1"><text:s text:c="12"/>if (match[1].matched)</text:p>
      <text:p text:style-name="P1"><text:s text:c="12"/>{</text:p>
      <text:p text:style-name="P1"><text:s text:c="16"/>result += lookup(match[1].str());</text:p>
      <text:p text:style-name="P1"><text:s text:c="16"/>matched = true;</text:p>
      <text:p text:style-name="P1"><text:s text:c="12"/>}</text:p>
      <text:p text:style-name="P1"><text:s text:c="12"/>else</text:p>
      <text:p text:style-name="P1"><text:s text:c="16"/>result += '$'; // no variable, so the regex matched $$</text:p>
      <text:p text:style-name="Code"><text:span text:style-name="T15"><text:s text:c="8"/>}</text:span></text:p>
      <text:p text:style-name="Code"><text:span text:style-name="T15"><text:s text:c="8"/>// copy rest of unmatched string</text:span></text:p>
      <text:p text:style-name="Code"><text:span text:style-name="T15"><text:s text:c="8"/>result.append(prefix_begin, input.end());</text:span></text:p>
      <text:p text:style-name="P1"><text:s text:c="8"/>if (not matched)</text:p>
      <text:p text:style-name="P1"><text:s text:c="12"/>return result;</text:p>
      <text:p text:style-name="P1"/>
      <text:p text:style-name="P1"><text:s text:c="8"/>// try matching again.</text:p>
      <text:p text:style-name="P1"><text:s text:c="8"/>return expand(result);</text:p>
      <text:p text:style-name="P1"><text:s text:c="4"/>}</text:p>
      <text:p text:style-name="P1"/>
      <text:p text:style-name="Code"><text:span text:style-name="T15">protected:</text:span></text:p>
      <text:p text:style-name="P1"><text:s text:c="4"/>base() = default;</text:p>
      <text:p text:style-name="Code"><text:s text:c="4"/>static const std::string empty_string;</text:p>
      <text:p text:style-name="Code"><text:s text:c="4"/>std::unordered_map&lt;std::string, std::string&gt; <text:span text:style-name="T15">map_</text:span>;</text:p>
      <text:p text:style-name="P1"><text:soft-page-break/>};</text:p>
      <text:p text:style-name="P1"/>
      <text:p text:style-name="Code"><text:span text:style-name="T15">const std::string base::empty_string;</text:span></text:p>
      <text:p text:style-name="P1"/>
      <text:p text:style-name="Code"><text:span text:style-name="T15">class global : public base</text:span></text:p>
      <text:p text:style-name="P1">{</text:p>
      <text:p text:style-name="P1">public:</text:p>
      <text:p text:style-name="Code"><text:s text:c="4"/>std::string const&amp; lookup(std::string const&amp; name)</text:p>
      <text:p text:style-name="Code"><text:s text:c="4"/>const override</text:p>
      <text:p text:style-name="Code"><text:s text:c="4"/>{</text:p>
      <text:p text:style-name="Code"><text:s text:c="8"/>if (auto var = <text:span text:style-name="T15">map_</text:span>.find(name); var == <text:span text:style-name="T15">map_</text:span>.end())</text:p>
      <text:p text:style-name="Code"><text:s text:c="12"/>return empty_string;</text:p>
      <text:p text:style-name="Code"><text:s text:c="8"/>else</text:p>
      <text:p text:style-name="Code"><text:s text:c="12"/>return var-&gt;second;</text:p>
      <text:p text:style-name="Code"><text:s text:c="4"/>}</text:p>
      <text:p text:style-name="Code">};</text:p>
      <text:p text:style-name="Code"/>
      <text:p text:style-name="Code">// Global variables</text:p>
      <text:p text:style-name="Code">export global global_variables;</text:p>
      <text:p text:style-name="Code"/>
      <text:p text:style-name="Code">// Target-specific variables</text:p>
      <text:p text:style-name="Code">export class <text:span text:style-name="T15">variables</text:span> : public base</text:p>
      <text:p text:style-name="Code">{</text:p>
      <text:p text:style-name="Code">public:</text:p>
      <text:p text:style-name="Code"><text:s text:c="4"/>std::string const&amp; lookup(std::string const&amp; name)</text:p>
      <text:p text:style-name="Code"><text:s text:c="4"/>const override</text:p>
      <text:p text:style-name="Code"><text:s text:c="4"/>{</text:p>
      <text:p text:style-name="Code"><text:s text:c="8"/>if (auto var = <text:span text:style-name="T15">map_</text:span>.find(name); var == <text:span text:style-name="T15">map_</text:span>.end())</text:p>
      <text:p text:style-name="Code"><text:s text:c="12"/>return global_variables.lookup(name);</text:p>
      <text:p text:style-name="Code"><text:s text:c="8"/>else</text:p>
      <text:p text:style-name="Code"><text:s text:c="12"/>return var-&gt;second;</text:p>
      <text:p text:style-name="Code"><text:s text:c="4"/>}</text:p>
      <text:p text:style-name="Code">};</text:p>
      <text:p text:style-name="Body_20_Text_20_Cont"><text:span text:style-name="T13">Add a </text:span><text:span text:style-name="Code_20_Inline"><text:span text:style-name="T2">variables</text:span></text:span><text:span text:style-name="T13"> data member to </text:span><text:span text:style-name="Code_20_Inline"><text:span text:style-name="T2">artifact</text:span></text:span><text:span text:style-name="T12"> (from Listing 62-3). To hide the variables object, let the artifact class provide its own </text:span><text:span text:style-name="Code_20_Inline"><text:span text:style-name="T3">define()</text:span></text:span><text:span text:style-name="T12"> and </text:span><text:span text:style-name="Code_20_Inline"><text:span text:style-name="T3">expand()</text:span></text:span><text:span text:style-name="T12"> member functions to forward to the variables member. Compare your module with mine in Listing 63-6.</text:span></text:p>
      <text:p text:style-name="Code_20_Caption"><text:change-start text:change-id="ct94365812138272"/><text:span text:style-name="T4"><text:hidden-text text:condition="ooow:" text:string-value=".hh" text:is-hidden="true"/></text:span><text:change-end text:change-id="ct94365812138272"/><text:span text:style-name="T4">Listing </text:span><text:span text:style-name="T10">63</text:span><text:span text:style-name="T4">-6.</text:span> <text:span text:style-name="T11">The New artifact Module</text:span></text:p>
      <text:p text:style-name="Code">export module artifact;</text:p>
      <text:p text:style-name="Code">import &lt;<text:span text:style-name="T15">filesystem</text:span>&gt;;</text:p>
      <text:p text:style-name="Code">import &lt;string&gt;;</text:p>
      <text:p text:style-name="Code">import &lt;system_error&gt;;</text:p>
      <text:p text:style-name="Code"/>
      <text:p text:style-name="Code_20_Bold">import variables;</text:p>
      <text:p text:style-name="Code"/>
      <text:p text:style-name="Code">export class artifact</text:p>
      <text:p text:style-name="Code"><text:soft-page-break/>{</text:p>
      <text:p text:style-name="Code">public:</text:p>
      <text:p text:style-name="Code"><text:span text:style-name="T25"><text:s text:c="2"/></text:span><text:span text:style-name="T15">using file_time_type =</text:span> std::<text:span text:style-name="T15">filesystem</text:span>::<text:span text:style-name="T15">file_time_type</text:span>;</text:p>
      <text:p text:style-name="Code"><text:span text:style-name="T25"><text:s text:c="2"/></text:span>artifact() : name_{}, mod_time_{<text:span text:style-name="T15">file_time_type::min()</text:span>}, vars_{} {}</text:p>
      <text:p text:style-name="Code"><text:span text:style-name="T25"><text:s text:c="2"/></text:span>artifact(std::string const&amp; name)</text:p>
      <text:p text:style-name="Code"><text:span text:style-name="T25"><text:s text:c="2"/></text:span>: name_{name}, mod_time_{get_mod_time()}, vars_{}</text:p>
      <text:p text:style-name="Code"><text:span text:style-name="T25"><text:s text:c="2"/></text:span>{}</text:p>
      <text:p text:style-name="Code"/>
      <text:p text:style-name="Code"><text:span text:style-name="T25"><text:s text:c="2"/></text:span>std::string const&amp; name() const { return name_; }</text:p>
      <text:p text:style-name="Code"><text:span text:style-name="T25"><text:s text:c="2"/></text:span><text:span text:style-name="T15">file_time_type</text:span> mod_time() const { return mod_time_; }</text:p>
      <text:p text:style-name="Code"/>
      <text:p text:style-name="Code"><text:span text:style-name="T25"><text:s text:c="2"/></text:span>/// Builds a target.</text:p>
      <text:p text:style-name="Code"><text:span text:style-name="T25"><text:s text:c="2"/></text:span>/// After completing the actions (not yet implemented),</text:p>
      <text:p text:style-name="Code"><text:span text:style-name="T25"><text:s text:c="2"/></text:span>/// update the modification time.</text:p>
      <text:p text:style-name="Code"><text:span text:style-name="T25"><text:s text:c="2"/></text:span>void build();</text:p>
      <text:p text:style-name="Code"/>
      <text:p text:style-name="Code"><text:span text:style-name="T25"><text:s text:c="2"/></text:span>/// Looks up the modification time of the artifact.</text:p>
      <text:p text:style-name="Code"><text:span text:style-name="T25"><text:s text:c="2"/></text:span>/// Returns <text:span text:style-name="T15">file_time_type::min()</text:span> if the artifact does not</text:p>
      <text:p text:style-name="Code"><text:span text:style-name="T25"><text:s text:c="2"/></text:span>/// exist (and therefore must be built) or if the time cannot</text:p>
      <text:p text:style-name="Code"><text:span text:style-name="T25"><text:s text:c="2"/></text:span>/// be obtained for any other reason.</text:p>
      <text:p text:style-name="Code"><text:span text:style-name="T25"><text:s text:c="2"/></text:span><text:span text:style-name="T15">file_time_type</text:span> get_mod_time()</text:p>
      <text:p text:style-name="Code"><text:span text:style-name="T25"><text:s text:c="2"/></text:span>{</text:p>
      <text:p text:style-name="Code"><text:span text:style-name="T25"><text:s text:c="4"/>std::error_code ec;</text:span></text:p>
      <text:p text:style-name="Code"><text:span text:style-name="T25"><text:s text:c="4"/></text:span><text:span text:style-name="T15">auto time{ </text:span>std::filesystem::last_write_time(name_, ec) };</text:p>
      <text:p text:style-name="Code"><text:s text:c="4"/>if (ec)</text:p>
      <text:p text:style-name="Code"><text:s text:c="8"/>return file_time_type::min();</text:p>
      <text:p text:style-name="Code"><text:s text:c="4"/>else</text:p>
      <text:p text:style-name="Code"><text:s text:c="8"/>return time;</text:p>
      <text:p text:style-name="Code"><text:span text:style-name="T25"><text:s text:c="2"/></text:span>}</text:p>
      <text:p text:style-name="Code"/>
      <text:p text:style-name="Code_20_Bold"><text:s text:c="2"/>void define(std::string const&amp; name, std::string const&amp; value)</text:p>
      <text:p text:style-name="Code_20_Bold"><text:s text:c="2"/>{</text:p>
      <text:p text:style-name="Code_20_Bold"><text:s text:c="4"/><text:span text:style-name="T15">vars_.define(name, value)</text:span>;</text:p>
      <text:p text:style-name="Code_20_Bold"><text:s text:c="2"/>}</text:p>
      <text:p text:style-name="Code_20_Bold"/>
      <text:p text:style-name="Code_20_Bold"><text:s text:c="2"/>std::string expand(std::string const&amp; input)</text:p>
      <text:p text:style-name="Code_20_Bold"><text:s text:c="2"/>const</text:p>
      <text:p text:style-name="Code_20_Bold"><text:s text:c="2"/>{</text:p>
      <text:p text:style-name="Code_20_Bold"><text:s text:c="4"/>return vars_.expand(input);</text:p>
      <text:p text:style-name="Code_20_Bold"><text:s text:c="2"/>}</text:p>
      <text:p text:style-name="Code"/>
      <text:p text:style-name="Code">private:</text:p>
      <text:p text:style-name="Code"><text:span text:style-name="T25"><text:s text:c="2"/></text:span>std::string name_;</text:p>
      <text:p text:style-name="Code"><text:span text:style-name="T25"><text:s text:c="2"/></text:span><text:span text:style-name="T15">file_time_type</text:span> mod_time_;</text:p>
      <text:p text:style-name="Code_20_Bold"><text:s text:c="2"/>variables vars_;</text:p>
      <text:p text:style-name="Code">};</text:p>
      <text:p text:style-name="Body_20_Text_20_Cont"><text:span text:style-name="T12">Now you are ready to update the parser. The regular expression is getting ugly, and this is the point at which you should start considering other parser options. </text:span><text:soft-page-break/><text:span text:style-name="T12">Standard <text:s/>C++ doesn’t help, but you can look at parser generators or third-party parser libraries. Sticking to standard C++, we will just make our regex a little more complicated. But we can make it a little easier to read by taking advantage of the fact that the compiler automatically concatenates adjacent strings. Split the regex into key parts and put each part in its own string. Add suitable space between the strings to enhance readability.</text:span></text:p>
      <text:p text:style-name="Body_20_Text_20_Cont"><text:span text:style-name="T13">Write a parser module that exports a parse function.</text:span><text:span text:style-name="T12"> The function should take an </text:span><text:span text:style-name="Code_20_Inline"><text:span text:style-name="T3">istream</text:span></text:span><text:span text:style-name="T12"> and a </text:span><text:span text:style-name="Code_20_Inline"><text:span text:style-name="T3">dependency_graph</text:span></text:span><text:span text:style-name="T12"> argument, both passed by reference. Does yours resemble mine in Listing 63-7?</text:span></text:p>
      <text:p text:style-name="Code_20_Caption"><text:change-start text:change-id="ct94365866020592"/><text:span text:style-name="T4"><text:hidden-text text:condition="ooow:" text:string-value=".hh" text:is-hidden="true"/></text:span><text:change-end text:change-id="ct94365866020592"/><text:span text:style-name="T4">Listing </text:span><text:span text:style-name="T10">63</text:span><text:span text:style-name="T4">-7.</text:span> <text:span text:style-name="T11">The parser Module</text:span></text:p>
      <text:p text:style-name="Code"><text:span text:style-name="Default_20_Paragraph_20_Font"><text:span text:style-name="T26">export module parser;</text:span></text:span></text:p>
      <text:p text:style-name="Code"><text:span text:style-name="Default_20_Paragraph_20_Font"><text:span text:style-name="T26"/></text:span></text:p>
      <text:p text:style-name="Code"><text:span text:style-name="Default_20_Paragraph_20_Font"><text:span text:style-name="T26">import &lt;iostream&gt;;</text:span></text:span></text:p>
      <text:p text:style-name="Code"><text:span text:style-name="Default_20_Paragraph_20_Font"><text:span text:style-name="T26">import &lt;regex&gt;;</text:span></text:span></text:p>
      <text:p text:style-name="Code"><text:span text:style-name="Default_20_Paragraph_20_Font"><text:span text:style-name="T26">import &lt;string&gt;;</text:span></text:span></text:p>
      <text:p text:style-name="Code"><text:span text:style-name="Default_20_Paragraph_20_Font"><text:span text:style-name="T26"/></text:span></text:p>
      <text:p text:style-name="Code"><text:span text:style-name="Default_20_Paragraph_20_Font"><text:span text:style-name="T26">import artifact;</text:span></text:span></text:p>
      <text:p text:style-name="Code"><text:span text:style-name="Default_20_Paragraph_20_Font"><text:span text:style-name="T26">import depgraph;</text:span></text:span></text:p>
      <text:p text:style-name="Code"><text:span text:style-name="Default_20_Paragraph_20_Font"><text:span text:style-name="T26"/></text:span></text:p>
      <text:p text:style-name="Code"><text:change text:change-id="ct94365849547328"/><text:span text:style-name="Default_20_Paragraph_20_Font"><text:span text:style-name="T26">const std::regex regex{</text:span></text:span></text:p>
      <text:p text:style-name="Code"><text:span text:style-name="Default_20_Paragraph_20_Font"><text:span text:style-name="T26"><text:s text:c="4"/>"^[ \t]*"</text:span></text:span></text:p>
      <text:p text:style-name="Code"><text:span text:style-name="Default_20_Paragraph_20_Font"><text:span text:style-name="T26"><text:s text:c="4"/>"(?:"</text:span></text:span></text:p>
      <text:p text:style-name="Code"><text:span text:style-name="Default_20_Paragraph_20_Font"><text:span text:style-name="T26"><text:s text:c="8"/>"#.*" <text:s text:c="39"/>"|"</text:span></text:span></text:p>
      <text:p text:style-name="Code"><text:span text:style-name="Default_20_Paragraph_20_Font"><text:span text:style-name="T26"><text:s text:c="8"/>"[ \t]*(\\S+)[ \t]*=[ \t]*(.*)" <text:s text:c="13"/>"|"</text:span></text:span></text:p>
      <text:p text:style-name="Code"><text:span text:style-name="Default_20_Paragraph_20_Font"><text:span text:style-name="T26"><text:s text:c="8"/>"(\\S+)[ \t]*:[ \t]*(\\S+)[ \t]*=[ \t]*(.*)" "|"</text:span></text:span></text:p>
      <text:p text:style-name="Code"><text:span text:style-name="Default_20_Paragraph_20_Font"><text:span text:style-name="T26"><text:s text:c="8"/>"(\\S+)[ \t]*:[ \t]</text:span></text:span><text:span text:style-name="Default_20_Paragraph_20_Font"><text:span text:style-name="T14">*</text:span></text:span><text:span text:style-name="Default_20_Paragraph_20_Font"><text:span text:style-name="T26">(\\S+)[ \t]*(?:#.*)?"</text:span></text:span></text:p>
      <text:p text:style-name="Code"><text:span text:style-name="Default_20_Paragraph_20_Font"><text:span text:style-name="T26"><text:s text:c="4"/>")?$"</text:span></text:span></text:p>
      <text:p text:style-name="Code"><text:span text:style-name="Default_20_Paragraph_20_Font"><text:span text:style-name="T26"><text:s text:c="2"/>};</text:span></text:span></text:p>
      <text:p text:style-name="Code"/>
      <text:p text:style-name="Code"><text:change-start text:change-id="ct94365715830048"/><text:span text:style-name="T16">export </text:span><text:change-end text:change-id="ct94365715830048"/><text:span text:style-name="T15">void</text:span> parse(std::istream&amp; stream, dependency_graph&amp; graph)</text:p>
      <text:p text:style-name="Code">{</text:p>
      <text:p text:style-name="Code"><text:s text:c="2"/>bool okay{true};</text:p>
      <text:p text:style-name="Code"><text:span text:style-name="Default_20_Paragraph_20_Font"><text:span text:style-name="T29"><text:s text:c="2"/></text:span></text:span><text:span text:style-name="Default_20_Paragraph_20_Font"><text:span text:style-name="T26">std::string line{};</text:span></text:span></text:p>
      <text:p text:style-name="Code"><text:span text:style-name="Default_20_Paragraph_20_Font"><text:span text:style-name="T26"><text:s text:c="2"/></text:span></text:span><text:span text:style-name="Default_20_Paragraph_20_Font"><text:span text:style-name="T20">std::size_t line_number{};</text:span></text:span></text:p>
      <text:p text:style-name="Code"><text:span text:style-name="Default_20_Paragraph_20_Font"><text:span text:style-name="T29"><text:s text:c="2"/></text:span></text:span><text:span text:style-name="Default_20_Paragraph_20_Font"><text:span text:style-name="T26">while (std::getline(</text:span></text:span><text:span text:style-name="Default_20_Paragraph_20_Font"><text:span text:style-name="T20">stream</text:span></text:span><text:span text:style-name="Default_20_Paragraph_20_Font"><text:span text:style-name="T26">, line))</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 text:c="4"/>++line_number;</text:span></text:span></text:p>
      <text:p text:style-name="Code"><text:span text:style-name="Default_20_Paragraph_20_Font"><text:span text:style-name="T26"><text:s text:c="4"/>std::smatch match;</text:span></text:span></text:p>
      <text:p text:style-name="Code"><text:span text:style-name="Default_20_Paragraph_20_Font"><text:s text:c="4"/>if (std::regex_match(line, match, regex))</text:span></text:p>
      <text:p text:style-name="Code"><text:span text:style-name="Default_20_Paragraph_20_Font"><text:s text:c="4"/>{<text:line-break/> <text:s text:c="5"/>if (match[1].matched)</text:span></text:p>
      <text:p text:style-name="Code"><text:span text:style-name="Default_20_Paragraph_20_Font"><text:s text:c="8"/>// </text:span><text:span text:style-name="Default_20_Paragraph_20_Font"><text:span text:style-name="T15">var=value</text:span></text:span></text:p>
      <text:p text:style-name="Code"><text:span text:style-name="Default_20_Paragraph_20_Font"><text:s text:c="8"/></text:span><text:span text:style-name="Default_20_Paragraph_20_Font"><text:span text:style-name="T15">global</text:span></text:span><text:span text:style-name="Default_20_Paragraph_20_Font">_variables.define(match[1].str(), match[2].str());</text:span></text:p>
      <text:p text:style-name="Code"><text:span text:style-name="Default_20_Paragraph_20_Font"><text:s text:c="6"/>else if (match[3].matched) {</text:span></text:p>
      <text:p text:style-name="Code"><text:span text:style-name="Default_20_Paragraph_20_Font"><text:s text:c="8"/>// target: var=value</text:span></text:p>
      <text:p text:style-name="Code"><text:soft-page-break/><text:span text:style-name="Default_20_Paragraph_20_Font"><text:s text:c="8"/>auto target_name{ global_variables.expand(match[3].str()) };</text:span></text:p>
      <text:p text:style-name="Code"><text:span text:style-name="Default_20_Paragraph_20_Font"><text:span text:style-name="T27"><text:s text:c="8"/></text:span></text:span><text:span text:style-name="Default_20_Paragraph_20_Font"><text:span text:style-name="T18">auto</text:span></text:span><text:span text:style-name="Default_20_Paragraph_20_Font"><text:span text:style-name="T28"> target{graph.lookup_artifact(target_name)};</text:span></text:span></text:p>
      <text:p text:style-name="Code"><text:span text:style-name="Default_20_Paragraph_20_Font"><text:s text:c="8"/>target-&gt;define(match[4].str(), target-&gt;expand(match[5].str()));</text:span></text:p>
      <text:p text:style-name="Code"><text:span text:style-name="Default_20_Paragraph_20_Font"><text:s text:c="6"/>}</text:span></text:p>
      <text:p text:style-name="Code"><text:span text:style-name="Default_20_Paragraph_20_Font"><text:s text:c="6"/>else if (match[6].matched) {</text:span></text:p>
      <text:p text:style-name="Code"><text:span text:style-name="Default_20_Paragraph_20_Font"><text:s text:c="8"/>// target: dependency</text:span></text:p>
      <text:p text:style-name="Code"><text:span text:style-name="Default_20_Paragraph_20_Font"><text:s text:c="8"/>auto target_name{ global_variables.expand(match[6].str()) };</text:span></text:p>
      <text:p text:style-name="Code"><text:span text:style-name="Default_20_Paragraph_20_Font"><text:span text:style-name="T27"><text:s text:c="8"/></text:span></text:span><text:span text:style-name="Default_20_Paragraph_20_Font"><text:span text:style-name="T18">auto</text:span></text:span><text:span text:style-name="Default_20_Paragraph_20_Font"><text:span text:style-name="T28"> target{target_name};</text:span></text:span></text:p>
      <text:p text:style-name="Code"><text:span text:style-name="Default_20_Paragraph_20_Font"><text:span text:style-name="T27"><text:s text:c="8"/></text:span></text:span><text:span text:style-name="Default_20_Paragraph_20_Font"><text:span text:style-name="T18">auto</text:span></text:span><text:span text:style-name="Default_20_Paragraph_20_Font"><text:span text:style-name="T28"> dependency{</text:span></text:span></text:p>
      <text:p text:style-name="Code"><text:span text:style-name="Default_20_Paragraph_20_Font"><text:span text:style-name="T28"><text:s text:c="12"/>graph.lookup_artifact(target)-&gt;expand(</text:span></text:span><text:span text:style-name="Default_20_Paragraph_20_Font"><text:span text:style-name="T18">match[7].str()</text:span></text:span><text:span text:style-name="Default_20_Paragraph_20_Font"><text:span text:style-name="T28">)</text:span></text:span></text:p>
      <text:p text:style-name="Code"><text:span text:style-name="Default_20_Paragraph_20_Font"><text:span text:style-name="T28"><text:s text:c="8"/>};</text:span></text:span></text:p>
      <text:p text:style-name="Code"><text:span text:style-name="Default_20_Paragraph_20_Font"><text:span text:style-name="T29"><text:s text:c="8"/></text:span></text:span><text:span text:style-name="Default_20_Paragraph_20_Font"><text:span text:style-name="T26">graph.store_dependency(target, dependency);</text:span></text:span></text:p>
      <text:p text:style-name="Code"><text:span text:style-name="Default_20_Paragraph_20_Font"><text:span text:style-name="T26"><text:s text:c="6"/>}</text:span></text:span></text:p>
      <text:p text:style-name="Code"><text:span text:style-name="Default_20_Paragraph_20_Font"><text:span text:style-name="T26"><text:s text:c="6"/>// else comment or blank line</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9"><text:s text:c="4"/></text:span></text:span><text:span text:style-name="Default_20_Paragraph_20_Font"><text:span text:style-name="T26">else</text:span></text:span></text:p>
      <text:p text:style-name="Code"><text:span text:style-name="Default_20_Paragraph_20_Font"><text:span text:style-name="T26"><text:s text:c="4"/>{</text:span></text:span></text:p>
      <text:p text:style-name="Code"><text:span text:style-name="Default_20_Paragraph_20_Font"><text:span text:style-name="T29"><text:s text:c="6"/></text:span></text:span><text:span text:style-name="Default_20_Paragraph_20_Font"><text:span text:style-name="T26">// Input line </text:span></text:span><text:span text:style-name="Default_20_Paragraph_20_Font"><text:span text:style-name="T20">cannot be parsed</text:span></text:span><text:span text:style-name="Default_20_Paragraph_20_Font"><text:span text:style-name="T26">.</text:span></text:span></text:p>
      <text:p text:style-name="Code"><text:span text:style-name="Default_20_Paragraph_20_Font"><text:span text:style-name="T29"><text:s text:c="6"/></text:span></text:span><text:span text:style-name="Default_20_Paragraph_20_Font"><text:span text:style-name="T26">std::cerr &lt;&lt; "line " &lt;&lt; line_number &lt;&lt; ": </text:span></text:span><text:span text:style-name="Default_20_Paragraph_20_Font"><text:span text:style-name="T20">parse error</text:span></text:span><text:span text:style-name="Default_20_Paragraph_20_Font"><text:span text:style-name="T26">\n";</text:span></text:span></text:p>
      <text:p text:style-name="Code"><text:span text:style-name="Default_20_Paragraph_20_Font"><text:span text:style-name="T26"><text:s text:c="6"/></text:span></text:span><text:span text:style-name="Default_20_Paragraph_20_Font"><text:span text:style-name="T20">okay = false;</text:span></text:span></text:p>
      <text:p text:style-name="Code"><text:span text:style-name="Default_20_Paragraph_20_Font"><text:span text:style-name="T20"><text:s text:c="6"/>// Keep going in case there are more errors.</text:span></text:span></text:p>
      <text:p text:style-name="Code"><text:span text:style-name="Default_20_Paragraph_20_Font"><text:span text:style-name="T26"><text:s text:c="4"/>}</text:span></text:span></text:p>
      <text:p text:style-name="Code"><text:span text:style-name="Default_20_Paragraph_20_Font"><text:span text:style-name="T29"><text:s text:c="2"/></text:span></text:span><text:span text:style-name="Default_20_Paragraph_20_Font"><text:span text:style-name="T26">}</text:span></text:span></text:p>
      <text:p text:style-name="Code"><text:span text:style-name="Default_20_Paragraph_20_Font"><text:span text:style-name="T26"/></text:span></text:p>
      <text:p text:style-name="Code"><text:span text:style-name="Default_20_Paragraph_20_Font"><text:span text:style-name="T26"><text:s text:c="2"/>if (not okay)</text:span></text:span></text:p>
      <text:p text:style-name="Code"><text:span text:style-name="Default_20_Paragraph_20_Font"><text:span text:style-name="T26"><text:s text:c="4"/>throw std::runtime_error("Cannot continue due to parse errors");</text:span></text:span></text:p>
      <text:p text:style-name="Code"><text:span text:style-name="Default_20_Paragraph_20_Font"><text:span text:style-name="T23">}</text:span></text:span></text:p>
      <text:p text:style-name="Body_20_Text_20_Cont"><text:span text:style-name="T12">Now the main program is even simpler. Write the new main program. Mine take on it is in Listing 63-8.</text:span></text:p>
      <text:p text:style-name="Code_20_Caption"><text:change-start text:change-id="ct94365874588640"/><text:span text:style-name="T4"><text:hidden-text text:condition="ooow:" text:string-value=".hh" text:is-hidden="true"/></text:span><text:change-end text:change-id="ct94365874588640"/><text:span text:style-name="T4">Listing </text:span><text:span text:style-name="T10">63</text:span><text:span text:style-name="T4">-8.</text:span> <text:span text:style-name="T11">New Program Using the parser Module</text:span></text:p>
      <text:p text:style-name="Code">import &lt;cstdlib&gt;;</text:p>
      <text:p text:style-name="Code">import &lt;iostream&gt;;</text:p>
      <text:p text:style-name="Code">import &lt;iterator&gt;;</text:p>
      <text:p text:style-name="Code">import &lt;ranges&gt;;</text:p>
      <text:p text:style-name="Code">import &lt;stdexcept&gt;;</text:p>
      <text:p text:style-name="Code">import &lt;vector&gt;;</text:p>
      <text:p text:style-name="Code"/>
      <text:p text:style-name="Code">import artifact;</text:p>
      <text:p text:style-name="Code">import depgraph;</text:p>
      <text:p text:style-name="Code">import <text:span text:style-name="T15">parser</text:span>;</text:p>
      <text:p text:style-name="Code"><text:span text:style-name="Default_20_Paragraph_20_Font"><text:span text:style-name="T26"/></text:span></text:p>
      <text:p text:style-name="Code"><text:span text:style-name="Default_20_Paragraph_20_Font"><text:span text:style-name="T26">int main()</text:span></text:span></text:p>
      <text:p text:style-name="Code"><text:span text:style-name="Default_20_Paragraph_20_Font"><text:span text:style-name="T26">{</text:span></text:span></text:p>
      <text:p text:style-name="Code"><text:span text:style-name="Default_20_Paragraph_20_Font"><text:span text:style-name="T29"><text:s text:c="2"/></text:span></text:span><text:span text:style-name="Default_20_Paragraph_20_Font"><text:span text:style-name="T26">try {</text:span></text:span></text:p>
      <text:p text:style-name="Code"><text:span text:style-name="Default_20_Paragraph_20_Font"><text:span text:style-name="T29"><text:s text:c="4"/></text:span></text:span><text:span text:style-name="Default_20_Paragraph_20_Font"><text:span text:style-name="T26">dependency_graph graph{};</text:span></text:span></text:p>
      <text:p text:style-name="Code"><text:span text:style-name="Default_20_Paragraph_20_Font"><text:span text:style-name="T26"><text:s text:c="4"/>parse(std::cin, graph);</text:span></text:span></text:p>
      <text:p text:style-name="Code"><text:span text:style-name="Default_20_Paragraph_20_Font"><text:span text:style-name="T27"/></text:span></text:p>
      <text:p text:style-name="Code"><text:span text:style-name="Default_20_Paragraph_20_Font"><text:span text:style-name="T27"><text:s text:c="4"/></text:span></text:span><text:span text:style-name="Default_20_Paragraph_20_Font"><text:span text:style-name="T28">// Get the sorted artifacts.</text:span></text:span></text:p>
      <text:p text:style-name="Code"><text:soft-page-break/><text:span text:style-name="Default_20_Paragraph_20_Font"><text:span text:style-name="T27"><text:s text:c="4"/></text:span></text:span><text:span text:style-name="Default_20_Paragraph_20_Font"><text:span text:style-name="T28">std::vector&lt;artifact*&gt; sorted{};</text:span></text:span></text:p>
      <text:p text:style-name="Code"><text:span text:style-name="Default_20_Paragraph_20_Font"><text:span text:style-name="T29"><text:s text:c="4"/></text:span></text:span><text:span text:style-name="Default_20_Paragraph_20_Font"><text:span text:style-name="T26">graph.sort(std::back_inserter(sorted));</text:span></text:span></text:p>
      <text:p text:style-name="Code"><text:span text:style-name="Default_20_Paragraph_20_Font"><text:span text:style-name="T29"><text:s text:c="4"/></text:span></text:span><text:span text:style-name="Default_20_Paragraph_20_Font"><text:span text:style-name="T26">// </text:span></text:span><text:span text:style-name="Default_20_Paragraph_20_Font"><text:span text:style-name="T20">Print in build order, which is reverse of dependency order.</text:span></text:span></text:p>
      <text:p text:style-name="Code"><text:span text:style-name="Default_20_Paragraph_20_Font"><text:span text:style-name="T29"><text:s text:c="4"/></text:span></text:span><text:span text:style-name="Default_20_Paragraph_20_Font"><text:span text:style-name="T26">for (auto artifact : sorted | std::ranges::views::reverse)</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7"><text:s text:c="6"/></text:span></text:span><text:span text:style-name="Default_20_Paragraph_20_Font"><text:span text:style-name="T28">std::cout &lt;&lt; </text:span></text:span><text:span text:style-name="Default_20_Paragraph_20_Font"><text:span text:style-name="T17">artifact-&gt;name() </text:span></text:span><text:span text:style-name="Default_20_Paragraph_20_Font"><text:span text:style-name="T28">&lt;&lt; '\n';</text:span></text:span></text:p>
      <text:p text:style-name="Code"><text:span text:style-name="Default_20_Paragraph_20_Font"><text:span text:style-name="T29"><text:s text:c="4"/></text:span></text:span><text:span text:style-name="Default_20_Paragraph_20_Font"><text:span text:style-name="T26">}</text:span></text:span></text:p>
      <text:p text:style-name="Code"><text:span text:style-name="Default_20_Paragraph_20_Font"><text:span text:style-name="T29"><text:s text:c="2"/></text:span></text:span><text:span text:style-name="Default_20_Paragraph_20_Font"><text:span text:style-name="T26">} catch (std::runtime_error const&amp; ex) {</text:span></text:span></text:p>
      <text:p text:style-name="Code"><text:span text:style-name="Default_20_Paragraph_20_Font"><text:span text:style-name="T29"><text:s text:c="4"/></text:span></text:span><text:span text:style-name="Default_20_Paragraph_20_Font"><text:span text:style-name="T26">std::cerr &lt;&lt; ex.what() &lt;&lt; '\n';</text:span></text:span></text:p>
      <text:p text:style-name="Code"><text:span text:style-name="Default_20_Paragraph_20_Font"><text:span text:style-name="T29"><text:s text:c="4"/></text:span></text:span><text:span text:style-name="Default_20_Paragraph_20_Font"><text:span text:style-name="T26">return EXIT_FAILURE;</text:span></text:span></text:p>
      <text:p text:style-name="Code"><text:span text:style-name="Default_20_Paragraph_20_Font"><text:span text:style-name="T29"><text:s text:c="2"/></text:span></text:span><text:span text:style-name="Default_20_Paragraph_20_Font"><text:span text:style-name="T26">}</text:span></text:span></text:p>
      <text:p text:style-name="Code">}</text:p>
      <text:p text:style-name="Body_20_Text_20_Cont"><text:span text:style-name="T7">Before moving on to the next steps in the pseudo-make program, it is time finally to delve into the magic of </text:span><text:span text:style-name="Code_20_Inline"><text:span text:style-name="T6">std::move()</text:span></text:span><text:span text:style-name="T7">, which I introduced in Exploration 40 without explanation. The next Exploration finally explains </text:span><text:span text:style-name="Code_20_Inline"><text:span text:style-name="T6">std::move()</text:span></text:span><text:span text:style-name="T7"> and its importance in C++ programm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zfalse" style:family="text"/>
    <style:style style:name="WW8Num1ztrue" style:family="text"/>
    <style:style style:name="WW8Num6zfalse"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5:00</meta:creation-date>
    <dc:creator>Ray Lischner</dc:creator>
    <dc:date>2020-05-04T10:02:21.270028394</dc:date>
    <meta:print-date>2009-03-19T10:05:00</meta:print-date>
    <meta:editing-cycles>61</meta:editing-cycles>
    <meta:editing-duration>P2DT22H43M51S</meta:editing-duration>
    <meta:generator>LibreOffice/6.4.2.2$Linux_X86_64 LibreOffice_project/40$Build-2</meta:generator>
    <meta:document-statistic meta:table-count="0" meta:image-count="0" meta:object-count="0" meta:page-count="14" meta:paragraph-count="474" meta:word-count="2384" meta:character-count="18820" meta:non-whitespace-character-count="15260"/>
    <meta:user-defined meta:name="Chapter Number">63</meta:user-defined>
    <meta:user-defined meta:name="ContentType">Document</meta:user-defined>
  </office:meta>
</office:document-meta>
</file>